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3.3374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7in"/>
    </style:style>
    <style:style style:name="co16" style:family="table-column">
      <style:table-column-properties fo:break-before="auto" style:column-width="1.1291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1.0646in"/>
    </style:style>
    <style:style style:name="co19" style:family="table-column">
      <style:table-column-properties fo:break-before="auto" style:column-width="1.1181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0.7102in"/>
    </style:style>
    <style:style style:name="co24" style:family="table-column">
      <style:table-column-properties fo:break-before="auto" style:column-width="0.7752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0.9465in"/>
    </style:style>
    <style:style style:name="co27" style:family="table-column">
      <style:table-column-properties fo:break-before="auto" style:column-width="1.1717in"/>
    </style:style>
    <style:style style:name="co28" style:family="table-column">
      <style:table-column-properties fo:break-before="auto" style:column-width="1.5146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008in"/>
    </style:style>
    <style:style style:name="co31" style:family="table-column">
      <style:table-column-properties fo:break-before="auto" style:column-width="2.4366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2.1583in"/>
    </style:style>
    <style:style style:name="co34" style:family="table-column">
      <style:table-column-properties fo:break-before="auto" style:column-width="3.5409in"/>
    </style:style>
    <style:style style:name="co35" style:family="table-column">
      <style:table-column-properties fo:break-before="auto" style:column-width="1.15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1.1827in"/>
    </style:style>
    <style:style style:name="co38" style:family="table-column">
      <style:table-column-properties fo:break-before="auto" style:column-width="1.8043in"/>
    </style:style>
    <style:style style:name="co39" style:family="table-column">
      <style:table-column-properties fo:break-before="auto" style:column-width="1.6543in"/>
    </style:style>
    <style:style style:name="co40" style:family="table-column">
      <style:table-column-properties fo:break-before="auto" style:column-width="0.2925in"/>
    </style:style>
    <style:style style:name="co41" style:family="table-column">
      <style:table-column-properties fo:break-before="auto" style:column-width="0.9783in"/>
    </style:style>
    <style:style style:name="co42" style:family="table-column">
      <style:table-column-properties fo:break-before="auto" style:column-width="2.0189in"/>
    </style:style>
    <style:style style:name="co43" style:family="table-column">
      <style:table-column-properties fo:break-before="auto" style:column-width="1.0965in"/>
    </style:style>
    <style:style style:name="co44" style:family="table-column">
      <style:table-column-properties fo:break-before="auto" style:column-width="0.389in"/>
    </style:style>
    <style:style style:name="co45" style:family="table-column">
      <style:table-column-properties fo:break-before="auto" style:column-width="3.1445in"/>
    </style:style>
    <style:style style:name="co46" style:family="table-column">
      <style:table-column-properties fo:break-before="auto" style:column-width="1.9437in"/>
    </style:style>
    <style:style style:name="co47" style:family="table-column">
      <style:table-column-properties fo:break-before="auto" style:column-width="1.8689in"/>
    </style:style>
    <style:style style:name="co48" style:family="table-column">
      <style:table-column-properties fo:break-before="auto" style:column-width="2.5547in"/>
    </style:style>
    <style:style style:name="co49" style:family="table-column">
      <style:table-column-properties fo:break-before="auto" style:column-width="2.1154in"/>
    </style:style>
    <style:style style:name="co50" style:family="table-column">
      <style:table-column-properties fo:break-before="auto" style:column-width="1.7291in"/>
    </style:style>
    <style:style style:name="co5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0_metadata_3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visibility="collapse" table:default-cell-style-name="Default"/>
        <table:table-column table:style-name="co1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" table:visibility="collapse" table:default-cell-style-name="Default"/>
        <table:table-column table:style-name="co20" table:visibility="collapse" table:default-cell-style-name="Default"/>
        <table:table-column table:style-name="co4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species_tax_id</text:p>
          </table:table-cell>
          <table:table-cell office:value-type="string" calcext:value-type="string">
            <text:p>class_tax_id</text:p>
          </table:table-cell>
          <table:table-cell office:value-type="string" calcext:value-type="string">
            <text:p>strain_tax_i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RAStudy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ibraryStrategy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Body_Site</text:p>
          </table:table-cell>
          <table:table-cell office:value-type="string" calcext:value-type="string">
            <text:p>CenterName</text:p>
          </table:table-cell>
          <table:table-cell office:value-type="string" calcext:value-type="string">
            <text:p>InsertSize</text:p>
          </table:table-cell>
          <table:table-cell office:value-type="string" calcext:value-type="string">
            <text:p>InsertDev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GEO Series</text:p>
          </table:table-cell>
          <table:table-cell office:value-type="string" calcext:value-type="string">
            <text:p>GEO Sample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biosample_strain</text:p>
          </table:table-cell>
          <table:table-cell office:value-type="string" calcext:value-type="string">
            <text:p>biosample_genotyp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f_condition</text:p>
          </table:table-cell>
          <table:table-cell office:value-type="string" calcext:value-type="string">
            <text:p>post_induction_time</text:p>
          </table:table-cell>
          <table:table-cell office:value-type="string" calcext:value-type="string">
            <text:p>replicate_i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train_description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rbon_source</text:p>
          </table:table-cell>
          <table:table-cell office:value-type="string" calcext:value-type="string">
            <text:p>nitrogen_source</text:p>
          </table:table-cell>
          <table:table-cell office:value-type="string" calcext:value-type="string">
            <text:p>inducer_agent</text:p>
          </table:table-cell>
          <table:table-cell office:value-type="string" calcext:value-type="string">
            <text:p>aerobicity</text:p>
          </table:table-cell>
          <table:table-cell office:value-type="string" calcext:value-type="string">
            <text:p>inoculation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owth_phase</text:p>
          </table:table-cell>
          <table:table-cell office:value-type="string" calcext:value-type="string">
            <text:p>entraintment_period_per_cycle</text:p>
          </table:table-cell>
          <table:table-cell office:value-type="string" calcext:value-type="string">
            <text:p>OD_wavelength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light_condition</text:p>
          </table:table-cell>
          <table:table-cell office:value-type="string" calcext:value-type="string">
            <text:p>light_flux_(umolphotons/m2s)</text:p>
          </table:table-cell>
          <table:table-cell office:value-type="string" calcext:value-type="string">
            <text:p>light_flux_(molphotons/m2s)</text:p>
          </table:table-cell>
          <table:table-cell office:value-type="string" calcext:value-type="string">
            <text:p>light_intensity</text:p>
          </table:table-cell>
          <table:table-cell office:value-type="string" calcext:value-type="string">
            <text:p>passed_fastqc</text:p>
          </table:table-cell>
          <table:table-cell office:value-type="string" calcext:value-type="string">
            <text:p>passed_reads_mapped_to_CDS</text:p>
          </table:table-cell>
          <table:table-cell table:number-columns-repeated="2" office:value-type="string" calcext:value-type="string">
            <text:p>passed_global_correlation</text:p>
          </table:table-cell>
        </table:table-row>
        <table:table-row table:style-name="ro1">
          <table:table-cell office:value-type="string" calcext:value-type="string">
            <text:p>SRX063252</text:p>
          </table:table-cell>
          <table:table-cell table:style-name="ce1" office:value-type="string" calcext:value-type="string">
            <text:p>2011-05-16 14:22:0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208051</text:p>
          </table:table-cell>
          <table:table-cell office:value-type="string" calcext:value-type="string">
            <text:p>SRP006795</text:p>
          </table:table-cell>
          <table:table-cell office:value-type="string" calcext:value-type="string">
            <text:p>PRJNA140271</text:p>
          </table:table-cell>
          <table:table-cell office:value-type="float" office:value="140271" calcext:value-type="float">
            <text:p>140271</text:p>
          </table:table-cell>
          <table:table-cell office:value-type="string" calcext:value-type="string">
            <text:p>SRS193209</text:p>
          </table:table-cell>
          <table:table-cell office:value-type="string" calcext:value-type="string">
            <text:p>SAMN00618967</text:p>
          </table:table-cell>
          <table:table-cell office:value-type="string" calcext:value-type="string">
            <text:p>SRA0368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60" calcext:value-type="float">
            <text:p>73360</text:p>
          </table:table-cell>
          <table:table-cell office:value-type="float" office:value="618967" calcext:value-type="float">
            <text:p>618967</text:p>
          </table:table-cell>
          <table:table-cell office:value-type="string" calcext:value-type="string">
            <text:p>GSE29264</text:p>
          </table:table-cell>
          <table:table-cell office:value-type="string" calcext:value-type="string">
            <text:p>GSM723311</text:p>
          </table:table-cell>
          <table:table-cell office:value-type="float" office:value="21612627" calcext:value-type="float">
            <text:p>21612627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antibiotics</text:p>
          </table:table-cell>
          <table:table-cell table:number-columns-repeated="2" office:value-type="string" calcext:value-type="string">
            <text:p>wt_rnase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ibiotics_wt_rnaseq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/>
          <table:table-cell office:value-type="string" calcext:value-type="string">
            <text:p>FeNH4 citrate</text:p>
          </table:table-cell>
          <table:table-cell table:number-columns-repeated="2"/>
          <table:table-cell office:value-type="string" calcext:value-type="string">
            <text:p>citric acid</text:p>
          </table:table-cell>
          <table:table-cell office:value-type="string" calcext:value-type="string">
            <text:p>aerobic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string" calcext:value-type="string">
            <text:p>25u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063253</text:p>
          </table:table-cell>
          <table:table-cell table:style-name="ce1" office:value-type="string" calcext:value-type="string">
            <text:p>2011-05-16 14:25:0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208052</text:p>
          </table:table-cell>
          <table:table-cell office:value-type="string" calcext:value-type="string">
            <text:p>SRP006795</text:p>
          </table:table-cell>
          <table:table-cell office:value-type="string" calcext:value-type="string">
            <text:p>PRJNA140271</text:p>
          </table:table-cell>
          <table:table-cell office:value-type="float" office:value="140271" calcext:value-type="float">
            <text:p>140271</text:p>
          </table:table-cell>
          <table:table-cell office:value-type="string" calcext:value-type="string">
            <text:p>SRS193210</text:p>
          </table:table-cell>
          <table:table-cell office:value-type="string" calcext:value-type="string">
            <text:p>SAMN00618968</text:p>
          </table:table-cell>
          <table:table-cell office:value-type="string" calcext:value-type="string">
            <text:p>SRA0368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61" calcext:value-type="float">
            <text:p>73361</text:p>
          </table:table-cell>
          <table:table-cell office:value-type="float" office:value="618968" calcext:value-type="float">
            <text:p>618968</text:p>
          </table:table-cell>
          <table:table-cell office:value-type="string" calcext:value-type="string">
            <text:p>GSE29264</text:p>
          </table:table-cell>
          <table:table-cell office:value-type="string" calcext:value-type="string">
            <text:p>GSM723312</text:p>
          </table:table-cell>
          <table:table-cell office:value-type="float" office:value="21612627" calcext:value-type="float">
            <text:p>21612627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antibiotics</text:p>
          </table:table-cell>
          <table:table-cell table:number-columns-repeated="2" office:value-type="string" calcext:value-type="string">
            <text:p>wt_rnase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biotics_wt_rnaseq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063254</text:p>
          </table:table-cell>
          <table:table-cell table:style-name="ce1" office:value-type="string" calcext:value-type="string">
            <text:p>2011-05-16 14:26:0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208053</text:p>
          </table:table-cell>
          <table:table-cell office:value-type="string" calcext:value-type="string">
            <text:p>SRP006795</text:p>
          </table:table-cell>
          <table:table-cell office:value-type="string" calcext:value-type="string">
            <text:p>PRJNA140271</text:p>
          </table:table-cell>
          <table:table-cell office:value-type="float" office:value="140271" calcext:value-type="float">
            <text:p>140271</text:p>
          </table:table-cell>
          <table:table-cell office:value-type="string" calcext:value-type="string">
            <text:p>SRS193211</text:p>
          </table:table-cell>
          <table:table-cell office:value-type="string" calcext:value-type="string">
            <text:p>SAMN00618969</text:p>
          </table:table-cell>
          <table:table-cell office:value-type="string" calcext:value-type="string">
            <text:p>SRA0368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62" calcext:value-type="float">
            <text:p>73362</text:p>
          </table:table-cell>
          <table:table-cell office:value-type="float" office:value="618969" calcext:value-type="float">
            <text:p>618969</text:p>
          </table:table-cell>
          <table:table-cell office:value-type="string" calcext:value-type="string">
            <text:p>GSE29264</text:p>
          </table:table-cell>
          <table:table-cell office:value-type="string" calcext:value-type="string">
            <text:p>GSM723313</text:p>
          </table:table-cell>
          <table:table-cell office:value-type="float" office:value="21612627" calcext:value-type="float">
            <text:p>21612627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antibiotics</text:p>
          </table:table-cell>
          <table:table-cell table:number-columns-repeated="2" office:value-type="string" calcext:value-type="string">
            <text:p>wt_rnaseq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tibiotics_wt_rnaseq_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12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3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2</text:p>
          </table:table-cell>
          <table:table-cell office:value-type="string" calcext:value-type="string">
            <text:p>SAMN06033584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0" calcext:value-type="float">
            <text:p>3439800</text:p>
          </table:table-cell>
          <table:table-cell office:value-type="float" office:value="6033584" calcext:value-type="float">
            <text:p>6033584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59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usk_72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2h</text:p>
          </table:table-cell>
          <table:table-cell/>
          <table:table-cell office:value-type="string" calcext:value-type="string">
            <text:p>rpaA_wt_dusk_720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13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4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3</text:p>
          </table:table-cell>
          <table:table-cell office:value-type="string" calcext:value-type="string">
            <text:p>SAMN06033583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1" calcext:value-type="float">
            <text:p>3439801</text:p>
          </table:table-cell>
          <table:table-cell office:value-type="float" office:value="6033583" calcext:value-type="float">
            <text:p>6033583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0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00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rpaA_wt_dark_00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14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4</text:p>
          </table:table-cell>
          <table:table-cell office:value-type="string" calcext:value-type="string">
            <text:p>SAMN0603360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2" calcext:value-type="float">
            <text:p>3439802</text:p>
          </table:table-cell>
          <table:table-cell office:value-type="float" office:value="6033606" calcext:value-type="float">
            <text:p>603360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1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01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paA_wt_dark_01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15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5</text:p>
          </table:table-cell>
          <table:table-cell office:value-type="string" calcext:value-type="string">
            <text:p>SAMN0603360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3" calcext:value-type="float">
            <text:p>3439803</text:p>
          </table:table-cell>
          <table:table-cell office:value-type="float" office:value="6033605" calcext:value-type="float">
            <text:p>603360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2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03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rpaA_wt_dark_03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16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7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6</text:p>
          </table:table-cell>
          <table:table-cell office:value-type="string" calcext:value-type="string">
            <text:p>SAMN06033604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4" calcext:value-type="float">
            <text:p>3439804</text:p>
          </table:table-cell>
          <table:table-cell office:value-type="float" office:value="6033604" calcext:value-type="float">
            <text:p>6033604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3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06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rpaA_wt_dark_06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17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8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7</text:p>
          </table:table-cell>
          <table:table-cell office:value-type="string" calcext:value-type="string">
            <text:p>SAMN06033603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5" calcext:value-type="float">
            <text:p>3439805</text:p>
          </table:table-cell>
          <table:table-cell office:value-type="float" office:value="6033603" calcext:value-type="float">
            <text:p>6033603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4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12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rpaA_wt_dark_12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18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69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8</text:p>
          </table:table-cell>
          <table:table-cell office:value-type="string" calcext:value-type="string">
            <text:p>SAMN06033602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6" calcext:value-type="float">
            <text:p>3439806</text:p>
          </table:table-cell>
          <table:table-cell office:value-type="float" office:value="6033602" calcext:value-type="float">
            <text:p>6033602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5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24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4h</text:p>
          </table:table-cell>
          <table:table-cell/>
          <table:table-cell office:value-type="string" calcext:value-type="string">
            <text:p>rpaA_wt_dark_24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19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0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79</text:p>
          </table:table-cell>
          <table:table-cell office:value-type="string" calcext:value-type="string">
            <text:p>SAMN06033601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7" calcext:value-type="float">
            <text:p>3439807</text:p>
          </table:table-cell>
          <table:table-cell office:value-type="float" office:value="6033601" calcext:value-type="float">
            <text:p>6033601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6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48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8h</text:p>
          </table:table-cell>
          <table:table-cell/>
          <table:table-cell office:value-type="string" calcext:value-type="string">
            <text:p>rpaA_wt_dark_48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20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1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0</text:p>
          </table:table-cell>
          <table:table-cell office:value-type="string" calcext:value-type="string">
            <text:p>SAMN06033600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8" calcext:value-type="float">
            <text:p>3439808</text:p>
          </table:table-cell>
          <table:table-cell office:value-type="float" office:value="6033600" calcext:value-type="float">
            <text:p>6033600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7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rk_71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1h50m</text:p>
          </table:table-cell>
          <table:table-cell/>
          <table:table-cell office:value-type="string" calcext:value-type="string">
            <text:p>rpaA_wt_dark_71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21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2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1</text:p>
          </table:table-cell>
          <table:table-cell office:value-type="string" calcext:value-type="string">
            <text:p>SAMN06033599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09" calcext:value-type="float">
            <text:p>3439809</text:p>
          </table:table-cell>
          <table:table-cell office:value-type="float" office:value="6033599" calcext:value-type="float">
            <text:p>6033599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8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table:number-columns-repeated="2" office:value-type="string" calcext:value-type="string">
            <text:p>wt_dawn_005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rpaA_wt_dawn_00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2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3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2</text:p>
          </table:table-cell>
          <table:table-cell office:value-type="string" calcext:value-type="string">
            <text:p>SAMN06033598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0" calcext:value-type="float">
            <text:p>3439810</text:p>
          </table:table-cell>
          <table:table-cell office:value-type="float" office:value="6033598" calcext:value-type="float">
            <text:p>6033598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69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wn_01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paA_wt_dawn_015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3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4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3</text:p>
          </table:table-cell>
          <table:table-cell office:value-type="string" calcext:value-type="string">
            <text:p>SAMN06033597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1" calcext:value-type="float">
            <text:p>3439811</text:p>
          </table:table-cell>
          <table:table-cell office:value-type="float" office:value="6033597" calcext:value-type="float">
            <text:p>6033597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0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wt_dawn_03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rpaA_wt_dawn_030_</text:p>
          </table:table-cell>
          <table:table-cell office:value-type="string" calcext:value-type="string">
            <text:p>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4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4</text:p>
          </table:table-cell>
          <table:table-cell office:value-type="string" calcext:value-type="string">
            <text:p>SAMN0603359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2" calcext:value-type="float">
            <text:p>3439812</text:p>
          </table:table-cell>
          <table:table-cell office:value-type="float" office:value="6033596" calcext:value-type="float">
            <text:p>603359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1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usk_72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2h</text:p>
          </table:table-cell>
          <table:table-cell/>
          <table:table-cell office:value-type="string" calcext:value-type="string">
            <text:p>rpaA_del_dusk_72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5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5</text:p>
          </table:table-cell>
          <table:table-cell office:value-type="string" calcext:value-type="string">
            <text:p>SAMN0603359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3" calcext:value-type="float">
            <text:p>3439813</text:p>
          </table:table-cell>
          <table:table-cell office:value-type="float" office:value="6033595" calcext:value-type="float">
            <text:p>603359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2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00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rpaA_del_dark_00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6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7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6</text:p>
          </table:table-cell>
          <table:table-cell office:value-type="string" calcext:value-type="string">
            <text:p>SAMN06033594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4" calcext:value-type="float">
            <text:p>3439814</text:p>
          </table:table-cell>
          <table:table-cell office:value-type="float" office:value="6033594" calcext:value-type="float">
            <text:p>6033594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3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01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paA_del_dark_01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7</text:p>
          </table:table-cell>
          <table:table-cell table:style-name="ce1" office:value-type="string" calcext:value-type="string">
            <text:p>2017-02-15 16:19:0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8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7</text:p>
          </table:table-cell>
          <table:table-cell office:value-type="string" calcext:value-type="string">
            <text:p>SAMN06033593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5" calcext:value-type="float">
            <text:p>3439815</text:p>
          </table:table-cell>
          <table:table-cell office:value-type="float" office:value="6033593" calcext:value-type="float">
            <text:p>6033593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4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03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rpaA_del_dark_03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8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79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8</text:p>
          </table:table-cell>
          <table:table-cell office:value-type="string" calcext:value-type="string">
            <text:p>SAMN06033592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6" calcext:value-type="float">
            <text:p>3439816</text:p>
          </table:table-cell>
          <table:table-cell office:value-type="float" office:value="6033592" calcext:value-type="float">
            <text:p>6033592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5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06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rpaA_del_dark_06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29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0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89</text:p>
          </table:table-cell>
          <table:table-cell office:value-type="string" calcext:value-type="string">
            <text:p>SAMN06033591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7" calcext:value-type="float">
            <text:p>3439817</text:p>
          </table:table-cell>
          <table:table-cell office:value-type="float" office:value="6033591" calcext:value-type="float">
            <text:p>6033591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6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12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rpaA_del_dark_12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30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1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0</text:p>
          </table:table-cell>
          <table:table-cell office:value-type="string" calcext:value-type="string">
            <text:p>SAMN06033590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8" calcext:value-type="float">
            <text:p>3439818</text:p>
          </table:table-cell>
          <table:table-cell office:value-type="float" office:value="6033590" calcext:value-type="float">
            <text:p>6033590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7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24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4h</text:p>
          </table:table-cell>
          <table:table-cell/>
          <table:table-cell office:value-type="string" calcext:value-type="string">
            <text:p>rpaA_del_dark_24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31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2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1</text:p>
          </table:table-cell>
          <table:table-cell office:value-type="string" calcext:value-type="string">
            <text:p>SAMN06033589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19" calcext:value-type="float">
            <text:p>3439819</text:p>
          </table:table-cell>
          <table:table-cell office:value-type="float" office:value="6033589" calcext:value-type="float">
            <text:p>6033589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8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48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8h</text:p>
          </table:table-cell>
          <table:table-cell/>
          <table:table-cell office:value-type="string" calcext:value-type="string">
            <text:p>rpaA_del_dark_48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32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3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2</text:p>
          </table:table-cell>
          <table:table-cell office:value-type="string" calcext:value-type="string">
            <text:p>SAMN06033588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0" calcext:value-type="float">
            <text:p>3439820</text:p>
          </table:table-cell>
          <table:table-cell office:value-type="float" office:value="6033588" calcext:value-type="float">
            <text:p>6033588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79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rk_71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1h50m</text:p>
          </table:table-cell>
          <table:table-cell/>
          <table:table-cell office:value-type="string" calcext:value-type="string">
            <text:p>rpaA_del_dark_71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356933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4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3</text:p>
          </table:table-cell>
          <table:table-cell office:value-type="string" calcext:value-type="string">
            <text:p>SAMN06033587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1" calcext:value-type="float">
            <text:p>3439821</text:p>
          </table:table-cell>
          <table:table-cell office:value-type="float" office:value="6033587" calcext:value-type="float">
            <text:p>6033587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0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wn_00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rpaA_del_dawn_00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34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5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4</text:p>
          </table:table-cell>
          <table:table-cell office:value-type="string" calcext:value-type="string">
            <text:p>SAMN06033586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2" calcext:value-type="float">
            <text:p>3439822</text:p>
          </table:table-cell>
          <table:table-cell office:value-type="float" office:value="6033586" calcext:value-type="float">
            <text:p>6033586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1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wn_015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paA_del_dawn_015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356935</text:p>
          </table:table-cell>
          <table:table-cell table:style-name="ce1" office:value-type="string" calcext:value-type="string">
            <text:p>2017-02-15 16:19:0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5031886</text:p>
          </table:table-cell>
          <table:table-cell office:value-type="string" calcext:value-type="string">
            <text:p>SRP093663</text:p>
          </table:table-cell>
          <table:table-cell office:value-type="string" calcext:value-type="string">
            <text:p>PRJNA354335</text:p>
          </table:table-cell>
          <table:table-cell office:value-type="float" office:value="354335" calcext:value-type="float">
            <text:p>354335</text:p>
          </table:table-cell>
          <table:table-cell office:value-type="string" calcext:value-type="string">
            <text:p>SRS1805795</text:p>
          </table:table-cell>
          <table:table-cell office:value-type="string" calcext:value-type="string">
            <text:p>SAMN06033585</text:p>
          </table:table-cell>
          <table:table-cell office:value-type="string" calcext:value-type="string">
            <text:p>SRA4958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9823" calcext:value-type="float">
            <text:p>3439823</text:p>
          </table:table-cell>
          <table:table-cell office:value-type="float" office:value="6033585" calcext:value-type="float">
            <text:p>6033585</text:p>
          </table:table-cell>
          <table:table-cell office:value-type="string" calcext:value-type="string">
            <text:p>GSE89999</text:p>
          </table:table-cell>
          <table:table-cell office:value-type="string" calcext:value-type="string">
            <text:p>GSM2395382</text:p>
          </table:table-cell>
          <table:table-cell office:value-type="float" office:value="28430105" calcext:value-type="float">
            <text:p>28430105</text:p>
          </table:table-cell>
          <table:table-cell/>
          <table:table-cell office:value-type="string" calcext:value-type="string">
            <text:p>rpaA- "clock rescue"</text:p>
          </table:table-cell>
          <table:table-cell office:value-type="string" calcext:value-type="string">
            <text:p>rpaA</text:p>
          </table:table-cell>
          <table:table-cell office:value-type="string" calcext:value-type="string">
            <text:p>del_dawn_030</text:p>
          </table:table-cell>
          <table:table-cell office:value-type="string" calcext:value-type="string">
            <text:p>wt_dawn_005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rpaA_del_dawn_030_</text:p>
          </table:table-cell>
          <table:table-cell office:value-type="string" calcext:value-type="string">
            <text:p>rpaA(Gmr),P0050::kaiBC (native locus, Kmr)</text:p>
          </table:table-cell>
          <table:table-cell office:value-type="string" calcext:value-type="string">
            <text:p>BG-11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20_100 _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gentamycin_kanamycin</text:p>
          </table:table-cell>
          <table:table-cell office:value-type="string" calcext:value-type="string">
            <text:p>0.4% (w/v) glucose</text:p>
          </table:table-cell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office:value-type="float" office:value="750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E m-2 s-1 (moles photons m-2 s-1)</text:p>
          </table:table-cell>
          <table:table-cell table:number-columns-repeated="2" table:style-name="ce1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259777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396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3</text:p>
          </table:table-cell>
          <table:table-cell office:value-type="string" calcext:value-type="string">
            <text:p>SAMN01999000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25" calcext:value-type="float">
            <text:p>364625</text:p>
          </table:table-cell>
          <table:table-cell office:value-type="float" office:value="1999000" calcext:value-type="float">
            <text:p>1999000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0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table:number-columns-repeated="2"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wt_100h_1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78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397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4</text:p>
          </table:table-cell>
          <table:table-cell office:value-type="string" calcext:value-type="string">
            <text:p>SAMN01999001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26" calcext:value-type="float">
            <text:p>364626</text:p>
          </table:table-cell>
          <table:table-cell office:value-type="float" office:value="1999001" calcext:value-type="float">
            <text:p>1999001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1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table:number-columns-repeated="2"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wt_100h_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79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398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5</text:p>
          </table:table-cell>
          <table:table-cell office:value-type="string" calcext:value-type="string">
            <text:p>SAMN01999002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27" calcext:value-type="float">
            <text:p>364627</text:p>
          </table:table-cell>
          <table:table-cell office:value-type="float" office:value="1999002" calcext:value-type="float">
            <text:p>1999002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2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table:number-columns-repeated="2"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A_wt_100h_3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0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399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6</text:p>
          </table:table-cell>
          <table:table-cell office:value-type="string" calcext:value-type="string">
            <text:p>SAMN01999003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28" calcext:value-type="float">
            <text:p>364628</text:p>
          </table:table-cell>
          <table:table-cell office:value-type="float" office:value="1999003" calcext:value-type="float">
            <text:p>1999003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3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wt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wt_240h_1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1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0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7</text:p>
          </table:table-cell>
          <table:table-cell office:value-type="string" calcext:value-type="string">
            <text:p>SAMN01999004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29" calcext:value-type="float">
            <text:p>364629</text:p>
          </table:table-cell>
          <table:table-cell office:value-type="float" office:value="1999004" calcext:value-type="float">
            <text:p>1999004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4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wt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wt_240h_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2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1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8</text:p>
          </table:table-cell>
          <table:table-cell office:value-type="string" calcext:value-type="string">
            <text:p>SAMN01999005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0" calcext:value-type="float">
            <text:p>364630</text:p>
          </table:table-cell>
          <table:table-cell office:value-type="float" office:value="1999005" calcext:value-type="float">
            <text:p>1999005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5</text:p>
          </table:table-cell>
          <table:table-cell office:value-type="float" office:value="23919451" calcext:value-type="float">
            <text:p>23919451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wt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A_wt_240h_3</text:p>
          </table:table-cell>
          <table:table-cell office:value-type="string" calcext:value-type="string">
            <text:p>wild typ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/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3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2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59</text:p>
          </table:table-cell>
          <table:table-cell office:value-type="string" calcext:value-type="string">
            <text:p>SAMN01999006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1" calcext:value-type="float">
            <text:p>364631</text:p>
          </table:table-cell>
          <table:table-cell office:value-type="float" office:value="1999006" calcext:value-type="float">
            <text:p>1999006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6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10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aas_100h_1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4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3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0</text:p>
          </table:table-cell>
          <table:table-cell office:value-type="string" calcext:value-type="string">
            <text:p>SAMN01999007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2" calcext:value-type="float">
            <text:p>364632</text:p>
          </table:table-cell>
          <table:table-cell office:value-type="float" office:value="1999007" calcext:value-type="float">
            <text:p>1999007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7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10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aas_100h_2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5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4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1</text:p>
          </table:table-cell>
          <table:table-cell office:value-type="string" calcext:value-type="string">
            <text:p>SAMN01999008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3" calcext:value-type="float">
            <text:p>364633</text:p>
          </table:table-cell>
          <table:table-cell office:value-type="float" office:value="1999008" calcext:value-type="float">
            <text:p>1999008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8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10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A_aas_100h_3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6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5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2</text:p>
          </table:table-cell>
          <table:table-cell office:value-type="string" calcext:value-type="string">
            <text:p>SAMN01999009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4" calcext:value-type="float">
            <text:p>364634</text:p>
          </table:table-cell>
          <table:table-cell office:value-type="float" office:value="1999009" calcext:value-type="float">
            <text:p>1999009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69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aas_240h_1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7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6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3</text:p>
          </table:table-cell>
          <table:table-cell office:value-type="string" calcext:value-type="string">
            <text:p>SAMN01999010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5" calcext:value-type="float">
            <text:p>364635</text:p>
          </table:table-cell>
          <table:table-cell office:value-type="float" office:value="1999010" calcext:value-type="float">
            <text:p>1999010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0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aas_240h_2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8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7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4</text:p>
          </table:table-cell>
          <table:table-cell office:value-type="string" calcext:value-type="string">
            <text:p>SAMN01999011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6" calcext:value-type="float">
            <text:p>364636</text:p>
          </table:table-cell>
          <table:table-cell office:value-type="float" office:value="1999011" calcext:value-type="float">
            <text:p>1999011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1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delta-aas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as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A_aas_240h_3</text:p>
          </table:table-cell>
          <table:table-cell office:value-type="string" calcext:value-type="string">
            <text:p>mutant_del_aas(acyl-ACP Synthase)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89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8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5</text:p>
          </table:table-cell>
          <table:table-cell office:value-type="string" calcext:value-type="string">
            <text:p>SAMN01999012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7" calcext:value-type="float">
            <text:p>364637</text:p>
          </table:table-cell>
          <table:table-cell office:value-type="float" office:value="1999012" calcext:value-type="float">
            <text:p>1999012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2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delta-aas, 'tesA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ss_tesA_10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ass_tesA_100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59790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09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6</text:p>
          </table:table-cell>
          <table:table-cell office:value-type="string" calcext:value-type="string">
            <text:p>SAMN01999013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8" calcext:value-type="float">
            <text:p>364638</text:p>
          </table:table-cell>
          <table:table-cell office:value-type="float" office:value="1999013" calcext:value-type="float">
            <text:p>1999013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3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delta-aas, 'tesA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ss_tesA_10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10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ass_tesA_100h_2</text:p>
          </table:table-cell>
          <table:table-cell office:value-type="string" calcext:value-type="string">
            <text:p>mutant_del_aas(acyl-ACP Synthase)_add_thioesteras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91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10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7</text:p>
          </table:table-cell>
          <table:table-cell office:value-type="string" calcext:value-type="string">
            <text:p>SAMN01999014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39" calcext:value-type="float">
            <text:p>364639</text:p>
          </table:table-cell>
          <table:table-cell office:value-type="float" office:value="1999014" calcext:value-type="float">
            <text:p>1999014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4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delta-aas, 'tesA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ss_tesA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A_ass_tesA_240h_1</text:p>
          </table:table-cell>
          <table:table-cell office:value-type="string" calcext:value-type="string">
            <text:p>mutant_del_aas(acyl-ACP Synthase)_add_thioesteras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92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11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8</text:p>
          </table:table-cell>
          <table:table-cell office:value-type="string" calcext:value-type="string">
            <text:p>SAMN01999015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40" calcext:value-type="float">
            <text:p>364640</text:p>
          </table:table-cell>
          <table:table-cell office:value-type="float" office:value="1999015" calcext:value-type="float">
            <text:p>1999015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5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delta-aas, 'tesA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ss_tesA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A_ass_tesA_240h_2</text:p>
          </table:table-cell>
          <table:table-cell office:value-type="string" calcext:value-type="string">
            <text:p>mutant_del_aas(acyl-ACP Synthase)_add_thioesteras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59793</text:p>
          </table:table-cell>
          <table:table-cell table:style-name="ce1" office:value-type="string" calcext:value-type="string">
            <text:p>2015-07-22 17:03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807412</text:p>
          </table:table-cell>
          <table:table-cell office:value-type="string" calcext:value-type="string">
            <text:p>SRP020509</text:p>
          </table:table-cell>
          <table:table-cell office:value-type="string" calcext:value-type="string">
            <text:p>PRJNA196229</text:p>
          </table:table-cell>
          <table:table-cell office:value-type="float" office:value="196229" calcext:value-type="float">
            <text:p>196229</text:p>
          </table:table-cell>
          <table:table-cell office:value-type="string" calcext:value-type="string">
            <text:p>SRS408069</text:p>
          </table:table-cell>
          <table:table-cell office:value-type="string" calcext:value-type="string">
            <text:p>SAMN01999016</text:p>
          </table:table-cell>
          <table:table-cell office:value-type="string" calcext:value-type="string">
            <text:p>SRA07253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41" calcext:value-type="float">
            <text:p>364641</text:p>
          </table:table-cell>
          <table:table-cell office:value-type="float" office:value="1999016" calcext:value-type="float">
            <text:p>1999016</text:p>
          </table:table-cell>
          <table:table-cell office:value-type="string" calcext:value-type="string">
            <text:p>GSE45762</text:p>
          </table:table-cell>
          <table:table-cell office:value-type="string" calcext:value-type="string">
            <text:p>GSM1113876</text:p>
          </table:table-cell>
          <table:table-cell office:value-type="float" office:value="23919451" calcext:value-type="float">
            <text:p>2391945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delta-aas, 'tesA</text:p>
          </table:table-cell>
          <table:table-cell office:value-type="string" calcext:value-type="string">
            <text:p>FFA</text:p>
          </table:table-cell>
          <table:table-cell office:value-type="string" calcext:value-type="string">
            <text:p>ass_tesA_240h</text:p>
          </table:table-cell>
          <table:table-cell office:value-type="string" calcext:value-type="string">
            <text:p>wt_100h</text:p>
          </table:table-cell>
          <table:table-cell office:value-type="string" calcext:value-type="string">
            <text:p>24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A_ass_tesA_240h_3</text:p>
          </table:table-cell>
          <table:table-cell office:value-type="string" calcext:value-type="string">
            <text:p>mutant_del_aas(acyl-ACP Synthase)_add_thioesterase</text:p>
          </table:table-cell>
          <table:table-cell office:value-type="string" calcext:value-type="string">
            <text:p>solid BG-11/agar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0.1M IPTG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40 µg/mL of spectinomycin</text:p>
          </table:table-cell>
          <table:table-cell office:value-type="string" calcext:value-type="string">
            <text:p>1 mM sodium thiosulfate</text:p>
          </table:table-cell>
          <table:table-cell office:value-type="string" calcext:value-type="string">
            <text:p>30 C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lternating cool white and plant fluorescent lights</text:p>
          </table:table-cell>
          <table:table-cell office:value-type="float" office:value="60" calcext:value-type="float">
            <text:p>60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60 _mol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74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73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77" calcext:value-type="float">
            <text:p>3993277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0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0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769875</text:p>
          </table:table-cell>
          <table:table-cell table:style-name="ce1" office:value-type="string" calcext:value-type="string">
            <text:p>2017-04-29 11:14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SRR5486974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78" calcext:value-type="float">
            <text:p>3993278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0.5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0.5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769876</text:p>
          </table:table-cell>
          <table:table-cell table:style-name="ce1" office:value-type="string" calcext:value-type="string">
            <text:p>2017-04-29 11:30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75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79" calcext:value-type="float">
            <text:p>3993279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table:number-columns-repeated="2"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77</text:p>
          </table:table-cell>
          <table:table-cell table:style-name="ce1" office:value-type="string" calcext:value-type="string">
            <text:p>2017-04-29 11:13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5486976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0" calcext:value-type="float">
            <text:p>3993280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.5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.5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769878</text:p>
          </table:table-cell>
          <table:table-cell table:style-name="ce1" office:value-type="string" calcext:value-type="string">
            <text:p>2017-04-29 11:17:2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5486977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1" calcext:value-type="float">
            <text:p>3993281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2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2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79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78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2" calcext:value-type="float">
            <text:p>3993282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2.5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2.5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769880</text:p>
          </table:table-cell>
          <table:table-cell table:style-name="ce1" office:value-type="string" calcext:value-type="string">
            <text:p>2017-04-29 11:17:2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</text:p>
          </table:table-cell>
          <table:table-cell office:value-type="string" calcext:value-type="string">
            <text:p>SRR5486979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3" calcext:value-type="float">
            <text:p>3993283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3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3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1</text:p>
          </table:table-cell>
          <table:table-cell table:style-name="ce1" office:value-type="string" calcext:value-type="string">
            <text:p>2017-04-29 11:20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0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4" calcext:value-type="float">
            <text:p>3993284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4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4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2</text:p>
          </table:table-cell>
          <table:table-cell table:style-name="ce1" office:value-type="string" calcext:value-type="string">
            <text:p>2017-04-29 11:12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SRR5486981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5" calcext:value-type="float">
            <text:p>3993285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4.5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4.5_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2769883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2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6" calcext:value-type="float">
            <text:p>3993286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5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5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4</text:p>
          </table:table-cell>
          <table:table-cell table:style-name="ce1" office:value-type="string" calcext:value-type="string">
            <text:p>2017-04-29 11:26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3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7" calcext:value-type="float">
            <text:p>3993287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6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6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5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4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8" calcext:value-type="float">
            <text:p>3993288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7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7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6</text:p>
          </table:table-cell>
          <table:table-cell table:style-name="ce1" office:value-type="string" calcext:value-type="string">
            <text:p>2017-04-29 11:32:1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5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89" calcext:value-type="float">
            <text:p>3993289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8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8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7</text:p>
          </table:table-cell>
          <table:table-cell table:style-name="ce1" office:value-type="string" calcext:value-type="string">
            <text:p>2017-04-29 11:32:1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6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0" calcext:value-type="float">
            <text:p>3993290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9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9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8</text:p>
          </table:table-cell>
          <table:table-cell table:style-name="ce1" office:value-type="string" calcext:value-type="string">
            <text:p>2017-04-29 11:30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7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1" calcext:value-type="float">
            <text:p>3993291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0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0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89</text:p>
          </table:table-cell>
          <table:table-cell table:style-name="ce1" office:value-type="string" calcext:value-type="string">
            <text:p>2017-04-29 11:26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8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2" calcext:value-type="float">
            <text:p>3993292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1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1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90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89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3" calcext:value-type="float">
            <text:p>3993293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2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2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91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90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4" calcext:value-type="float">
            <text:p>3993294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3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3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2769892</text:p>
          </table:table-cell>
          <table:table-cell table:style-name="ce1" office:value-type="string" calcext:value-type="string">
            <text:p>2017-04-29 11:28:1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Genome Analyzer IIx</text:p>
          </table:table-cell>
          <table:table-cell office:value-type="string" calcext:value-type="string">
            <text:p>SRR5486991</text:p>
          </table:table-cell>
          <table:table-cell office:value-type="string" calcext:value-type="string">
            <text:p>SRP105449</text:p>
          </table:table-cell>
          <table:table-cell office:value-type="string" calcext:value-type="string">
            <text:p>PRJNA372989</text:p>
          </table:table-cell>
          <table:table-cell office:value-type="float" office:value="372989" calcext:value-type="float">
            <text:p>372989</text:p>
          </table:table-cell>
          <table:table-cell office:value-type="string" calcext:value-type="string">
            <text:p>SRS2153429</text:p>
          </table:table-cell>
          <table:table-cell office:value-type="string" calcext:value-type="string">
            <text:p>SAMN06314526</text:p>
          </table:table-cell>
          <table:table-cell office:value-type="string" calcext:value-type="string">
            <text:p>SRA55792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JG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3295" calcext:value-type="float">
            <text:p>3993295</text:p>
          </table:table-cell>
          <table:table-cell office:value-type="float" office:value="6314526" calcext:value-type="float">
            <text:p>6314526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S7-2</text:p>
          </table:table-cell>
          <table:table-cell office:value-type="string" calcext:value-type="string">
            <text:p>Cond_14</text:p>
          </table:table-cell>
          <table:table-cell office:value-type="string" calcext:value-type="string">
            <text:p>Cond_1</text:p>
          </table:table-cell>
          <table:table-cell table:number-columns-repeated="2"/>
          <table:table-cell office:value-type="string" calcext:value-type="string">
            <text:p>S7-2_Cond_14_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3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2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87</text:p>
          </table:table-cell>
          <table:table-cell office:value-type="string" calcext:value-type="string">
            <text:p>SAMN07604667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3" calcext:value-type="float">
            <text:p>4460033</text:p>
          </table:table-cell>
          <table:table-cell office:value-type="float" office:value="7604667" calcext:value-type="float">
            <text:p>7604667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3</text:p>
          </table:table-cell>
          <table:table-cell table:number-columns-repeated="2"/>
          <table:table-cell office:value-type="string" calcext:value-type="string">
            <text:p>wild type</text:p>
          </table:table-cell>
          <table:table-cell office:value-type="string" calcext:value-type="string">
            <text:p>ppGpp</text:p>
          </table:table-cell>
          <table:table-cell table:number-columns-repeated="2"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wn_00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4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3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88</text:p>
          </table:table-cell>
          <table:table-cell office:value-type="string" calcext:value-type="string">
            <text:p>SAMN07604666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4" calcext:value-type="float">
            <text:p>4460034</text:p>
          </table:table-cell>
          <table:table-cell office:value-type="float" office:value="7604666" calcext:value-type="float">
            <text:p>7604666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4</text:p>
          </table:table-cell>
          <table:table-cell table:number-columns-repeated="2"/>
          <table:table-cell office:value-type="string" calcext:value-type="string">
            <text:p>wild type</text:p>
          </table:table-cell>
          <table:table-cell office:value-type="string" calcext:value-type="string">
            <text:p>ppGpp</text:p>
          </table:table-cell>
          <table:table-cell table:number-columns-repeated="2"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wn_00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5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4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89</text:p>
          </table:table-cell>
          <table:table-cell office:value-type="string" calcext:value-type="string">
            <text:p>SAMN07604665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5" calcext:value-type="float">
            <text:p>4460035</text:p>
          </table:table-cell>
          <table:table-cell office:value-type="float" office:value="7604665" calcext:value-type="float">
            <text:p>7604665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5</text:p>
          </table:table-cell>
          <table:table-cell table:number-columns-repeated="2"/>
          <table:table-cell office:value-type="string" calcext:value-type="string">
            <text:p>wild type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usk_72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6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5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90</text:p>
          </table:table-cell>
          <table:table-cell office:value-type="string" calcext:value-type="string">
            <text:p>SAMN07604664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6" calcext:value-type="float">
            <text:p>4460036</text:p>
          </table:table-cell>
          <table:table-cell office:value-type="float" office:value="7604664" calcext:value-type="float">
            <text:p>7604664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6</text:p>
          </table:table-cell>
          <table:table-cell table:number-columns-repeated="2"/>
          <table:table-cell office:value-type="string" calcext:value-type="string">
            <text:p>wild type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usk_72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7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6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91</text:p>
          </table:table-cell>
          <table:table-cell office:value-type="string" calcext:value-type="string">
            <text:p>SAMN07604663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7" calcext:value-type="float">
            <text:p>4460037</text:p>
          </table:table-cell>
          <table:table-cell office:value-type="float" office:value="7604663" calcext:value-type="float">
            <text:p>7604663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7</text:p>
          </table:table-cell>
          <table:table-cell table:number-columns-repeated="2"/>
          <table:table-cell office:value-type="string" calcext:value-type="string">
            <text:p>rel-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wn_000_1</text:p>
          </table:table-cell>
          <table:table-cell office:value-type="string" calcext:value-type="string">
            <text:p>mutant_rel-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8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7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92</text:p>
          </table:table-cell>
          <table:table-cell office:value-type="string" calcext:value-type="string">
            <text:p>SAMN07604662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8" calcext:value-type="float">
            <text:p>4460038</text:p>
          </table:table-cell>
          <table:table-cell office:value-type="float" office:value="7604662" calcext:value-type="float">
            <text:p>7604662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8</text:p>
          </table:table-cell>
          <table:table-cell table:number-columns-repeated="2"/>
          <table:table-cell office:value-type="string" calcext:value-type="string">
            <text:p>rel-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wn_000_2</text:p>
          </table:table-cell>
          <table:table-cell office:value-type="string" calcext:value-type="string">
            <text:p>mutant_rel-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59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8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95</text:p>
          </table:table-cell>
          <table:table-cell office:value-type="string" calcext:value-type="string">
            <text:p>SAMN07604661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39" calcext:value-type="float">
            <text:p>4460039</text:p>
          </table:table-cell>
          <table:table-cell office:value-type="float" office:value="7604661" calcext:value-type="float">
            <text:p>7604661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79</text:p>
          </table:table-cell>
          <table:table-cell table:number-columns-repeated="2"/>
          <table:table-cell office:value-type="string" calcext:value-type="string">
            <text:p>rel-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usk_720_1</text:p>
          </table:table-cell>
          <table:table-cell office:value-type="string" calcext:value-type="string">
            <text:p>mutant_rel-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0</text:p>
          </table:table-cell>
          <table:table-cell table:style-name="ce1" office:value-type="string" calcext:value-type="string">
            <text:p>2017-12-15 12:46: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399</text:p>
          </table:table-cell>
          <table:table-cell office:value-type="string" calcext:value-type="string">
            <text:p>SRP117070</text:p>
          </table:table-cell>
          <table:table-cell office:value-type="string" calcext:value-type="string">
            <text:p>PRJNA401742</text:p>
          </table:table-cell>
          <table:table-cell office:value-type="float" office:value="401742" calcext:value-type="float">
            <text:p>401742</text:p>
          </table:table-cell>
          <table:table-cell office:value-type="string" calcext:value-type="string">
            <text:p>SRS2490793</text:p>
          </table:table-cell>
          <table:table-cell office:value-type="string" calcext:value-type="string">
            <text:p>SAMN07604660</text:p>
          </table:table-cell>
          <table:table-cell office:value-type="string" calcext:value-type="string">
            <text:p>SRA605278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0" calcext:value-type="float">
            <text:p>4460040</text:p>
          </table:table-cell>
          <table:table-cell office:value-type="float" office:value="7604660" calcext:value-type="float">
            <text:p>7604660</text:p>
          </table:table-cell>
          <table:table-cell office:value-type="string" calcext:value-type="string">
            <text:p>GSE103462</text:p>
          </table:table-cell>
          <table:table-cell office:value-type="string" calcext:value-type="string">
            <text:p>GSM2771780</text:p>
          </table:table-cell>
          <table:table-cell table:number-columns-repeated="2"/>
          <table:table-cell office:value-type="string" calcext:value-type="string">
            <text:p>rel-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usk_720_2</text:p>
          </table:table-cell>
          <table:table-cell office:value-type="string" calcext:value-type="string">
            <text:p>mutant_rel-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1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2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794</text:p>
          </table:table-cell>
          <table:table-cell office:value-type="string" calcext:value-type="string">
            <text:p>SAMN07604659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1" calcext:value-type="float">
            <text:p>4460041</text:p>
          </table:table-cell>
          <table:table-cell office:value-type="float" office:value="7604659" calcext:value-type="float">
            <text:p>7604659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1</text:p>
          </table:table-cell>
          <table:table-cell table:number-columns-repeated="2"/>
          <table:table-cell office:value-type="string" calcext:value-type="string">
            <text:p>rel-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wn_000_1</text:p>
          </table:table-cell>
          <table:table-cell office:value-type="string" calcext:value-type="string">
            <text:p>mutant_rel-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2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3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797</text:p>
          </table:table-cell>
          <table:table-cell office:value-type="string" calcext:value-type="string">
            <text:p>SAMN07604658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2" calcext:value-type="float">
            <text:p>4460042</text:p>
          </table:table-cell>
          <table:table-cell office:value-type="float" office:value="7604658" calcext:value-type="float">
            <text:p>7604658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2</text:p>
          </table:table-cell>
          <table:table-cell table:number-columns-repeated="2"/>
          <table:table-cell office:value-type="string" calcext:value-type="string">
            <text:p>rel-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+_dawn_000_2</text:p>
          </table:table-cell>
          <table:table-cell office:value-type="string" calcext:value-type="string">
            <text:p>mutant_rel-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3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4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796</text:p>
          </table:table-cell>
          <table:table-cell office:value-type="string" calcext:value-type="string">
            <text:p>SAMN07604668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3" calcext:value-type="float">
            <text:p>4460043</text:p>
          </table:table-cell>
          <table:table-cell office:value-type="float" office:value="7604668" calcext:value-type="float">
            <text:p>7604668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3</text:p>
          </table:table-cell>
          <table:table-cell table:number-columns-repeated="2"/>
          <table:table-cell office:value-type="string" calcext:value-type="string">
            <text:p>rel-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usk_720_1</text:p>
          </table:table-cell>
          <table:table-cell office:value-type="string" calcext:value-type="string">
            <text:p>mutant_rel-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4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5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798</text:p>
          </table:table-cell>
          <table:table-cell office:value-type="string" calcext:value-type="string">
            <text:p>SAMN07604669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4" calcext:value-type="float">
            <text:p>4460044</text:p>
          </table:table-cell>
          <table:table-cell office:value-type="float" office:value="7604669" calcext:value-type="float">
            <text:p>7604669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4</text:p>
          </table:table-cell>
          <table:table-cell table:number-columns-repeated="2"/>
          <table:table-cell office:value-type="string" calcext:value-type="string">
            <text:p>rel-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+_dusk_720_2</text:p>
          </table:table-cell>
          <table:table-cell office:value-type="string" calcext:value-type="string">
            <text:p>mutant_rel-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5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6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799</text:p>
          </table:table-cell>
          <table:table-cell office:value-type="string" calcext:value-type="string">
            <text:p>SAMN07604671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5" calcext:value-type="float">
            <text:p>4460045</text:p>
          </table:table-cell>
          <table:table-cell office:value-type="float" office:value="7604671" calcext:value-type="float">
            <text:p>7604671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5</text:p>
          </table:table-cell>
          <table:table-cell table:number-columns-repeated="2"/>
          <table:table-cell office:value-type="string" calcext:value-type="string">
            <text:p>rel-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wn_000_1</text:p>
          </table:table-cell>
          <table:table-cell office:value-type="string" calcext:value-type="string">
            <text:p>mutant_rel-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6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7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800</text:p>
          </table:table-cell>
          <table:table-cell office:value-type="string" calcext:value-type="string">
            <text:p>SAMN07604670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6" calcext:value-type="float">
            <text:p>4460046</text:p>
          </table:table-cell>
          <table:table-cell office:value-type="float" office:value="7604670" calcext:value-type="float">
            <text:p>7604670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6</text:p>
          </table:table-cell>
          <table:table-cell table:number-columns-repeated="2"/>
          <table:table-cell office:value-type="string" calcext:value-type="string">
            <text:p>rel-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wn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wn_000_2</text:p>
          </table:table-cell>
          <table:table-cell office:value-type="string" calcext:value-type="string">
            <text:p>mutant_rel-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7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8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801</text:p>
          </table:table-cell>
          <table:table-cell office:value-type="string" calcext:value-type="string">
            <text:p>SAMN07604673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7" calcext:value-type="float">
            <text:p>4460047</text:p>
          </table:table-cell>
          <table:table-cell office:value-type="float" office:value="7604673" calcext:value-type="float">
            <text:p>7604673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7</text:p>
          </table:table-cell>
          <table:table-cell table:number-columns-repeated="2"/>
          <table:table-cell office:value-type="string" calcext:value-type="string">
            <text:p>rel-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usk_720_1</text:p>
          </table:table-cell>
          <table:table-cell office:value-type="string" calcext:value-type="string">
            <text:p>mutant_rel-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59668</text:p>
          </table:table-cell>
          <table:table-cell table:style-name="ce1" office:value-type="string" calcext:value-type="string">
            <text:p>2017-12-15 12:59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04409</text:p>
          </table:table-cell>
          <table:table-cell office:value-type="string" calcext:value-type="string">
            <text:p>SRP117071</text:p>
          </table:table-cell>
          <table:table-cell office:value-type="string" calcext:value-type="string">
            <text:p>PRJNA401777</text:p>
          </table:table-cell>
          <table:table-cell office:value-type="float" office:value="401777" calcext:value-type="float">
            <text:p>401777</text:p>
          </table:table-cell>
          <table:table-cell office:value-type="string" calcext:value-type="string">
            <text:p>SRS2490802</text:p>
          </table:table-cell>
          <table:table-cell office:value-type="string" calcext:value-type="string">
            <text:p>SAMN07604672</text:p>
          </table:table-cell>
          <table:table-cell office:value-type="string" calcext:value-type="string">
            <text:p>SRA605279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048" calcext:value-type="float">
            <text:p>4460048</text:p>
          </table:table-cell>
          <table:table-cell office:value-type="float" office:value="7604672" calcext:value-type="float">
            <text:p>7604672</text:p>
          </table:table-cell>
          <table:table-cell office:value-type="string" calcext:value-type="string">
            <text:p>GSE103463</text:p>
          </table:table-cell>
          <table:table-cell office:value-type="string" calcext:value-type="string">
            <text:p>GSM2771788</text:p>
          </table:table-cell>
          <table:table-cell table:number-columns-repeated="2"/>
          <table:table-cell office:value-type="string" calcext:value-type="string">
            <text:p>rel-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us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usk_720_2</text:p>
          </table:table-cell>
          <table:table-cell office:value-type="string" calcext:value-type="string">
            <text:p>mutant_rel-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2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1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18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5</text:p>
          </table:table-cell>
          <table:table-cell office:value-type="string" calcext:value-type="string">
            <text:p>SAMN07625319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0" calcext:value-type="float">
            <text:p>4474380</text:p>
          </table:table-cell>
          <table:table-cell office:value-type="float" office:value="7625319" calcext:value-type="float">
            <text:p>7625319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7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+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/>
          <table:table-cell office:value-type="string" calcext:value-type="string">
            <text:p>ppGpp_wt_relA+_000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5"/>
          <table:table-cell office:value-type="string" calcext:value-type="string">
            <text:p>12 hr</text:p>
          </table:table-cell>
          <table:table-cell table:number-columns-repeated="2"/>
          <table:table-cell office:value-type="string" calcext:value-type="string">
            <text:p>cool fluorescent light</text:p>
          </table:table-cell>
          <table:table-cell office:value-type="float" office:value="40" calcext:value-type="float">
            <text:p>40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0 _moles photons m-2 s-1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2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19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6</text:p>
          </table:table-cell>
          <table:table-cell office:value-type="string" calcext:value-type="string">
            <text:p>SAMN07625350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1" calcext:value-type="float">
            <text:p>4474381</text:p>
          </table:table-cell>
          <table:table-cell office:value-type="float" office:value="7625350" calcext:value-type="float">
            <text:p>7625350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8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+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ppGpp_wt_relA+_030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12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3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0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7</text:p>
          </table:table-cell>
          <table:table-cell office:value-type="string" calcext:value-type="string">
            <text:p>SAMN07625349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2" calcext:value-type="float">
            <text:p>4474382</text:p>
          </table:table-cell>
          <table:table-cell office:value-type="float" office:value="7625349" calcext:value-type="float">
            <text:p>7625349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19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+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ppGpp_wt_relA+_060_</text:p>
          </table:table-cell>
          <table:table-cell office:value-type="string" calcext:value-type="string">
            <text:p>wild type + relA+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12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4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1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8</text:p>
          </table:table-cell>
          <table:table-cell office:value-type="string" calcext:value-type="string">
            <text:p>SAMN07625348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3" calcext:value-type="float">
            <text:p>4474383</text:p>
          </table:table-cell>
          <table:table-cell office:value-type="float" office:value="7625348" calcext:value-type="float">
            <text:p>7625348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0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E335Q 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/>
          <table:table-cell office:value-type="string" calcext:value-type="string">
            <text:p>ppGpp_wt_relAE335Q _000_</text:p>
          </table:table-cell>
          <table:table-cell office:value-type="string" calcext:value-type="string">
            <text:p>wt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2"/>
          <table:table-cell office:value-type="string" calcext:value-type="string">
            <text:p>30 C</text:p>
          </table:table-cell>
          <table:table-cell table:number-columns-repeated="9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5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2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09</text:p>
          </table:table-cell>
          <table:table-cell office:value-type="string" calcext:value-type="string">
            <text:p>SAMN07625347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4" calcext:value-type="float">
            <text:p>4474384</text:p>
          </table:table-cell>
          <table:table-cell office:value-type="float" office:value="7625347" calcext:value-type="float">
            <text:p>7625347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1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E335Q 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/>
          <table:table-cell office:value-type="string" calcext:value-type="string">
            <text:p>ppGpp_wt_relAE335Q _030_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12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2766</text:p>
          </table:table-cell>
          <table:table-cell table:style-name="ce1" office:value-type="string" calcext:value-type="string">
            <text:p>2017-12-15 12:47:0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1723</text:p>
          </table:table-cell>
          <table:table-cell office:value-type="string" calcext:value-type="string">
            <text:p>SRP117169</text:p>
          </table:table-cell>
          <table:table-cell office:value-type="string" calcext:value-type="string">
            <text:p>PRJNA403840</text:p>
          </table:table-cell>
          <table:table-cell office:value-type="float" office:value="403840" calcext:value-type="float">
            <text:p>403840</text:p>
          </table:table-cell>
          <table:table-cell office:value-type="string" calcext:value-type="string">
            <text:p>SRS2502710</text:p>
          </table:table-cell>
          <table:table-cell office:value-type="string" calcext:value-type="string">
            <text:p>SAMN07625346</text:p>
          </table:table-cell>
          <table:table-cell office:value-type="string" calcext:value-type="string">
            <text:p>SRA606632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85" calcext:value-type="float">
            <text:p>4474385</text:p>
          </table:table-cell>
          <table:table-cell office:value-type="float" office:value="7625346" calcext:value-type="float">
            <text:p>7625346</text:p>
          </table:table-cell>
          <table:table-cell office:value-type="string" calcext:value-type="string">
            <text:p>GSE103644</text:p>
          </table:table-cell>
          <table:table-cell office:value-type="string" calcext:value-type="string">
            <text:p>GSM2777222</text:p>
          </table:table-cell>
          <table:table-cell/>
          <table:table-cell office:value-type="string" calcext:value-type="string">
            <text:p>PCC 7942</text:p>
          </table:table-cell>
          <table:table-cell office:value-type="string" calcext:value-type="string">
            <text:p>wild type +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relAE335Q 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ppGpp_wt_relAE335Q _060_</text:p>
          </table:table-cell>
          <table:table-cell office:value-type="string" calcext:value-type="string">
            <text:p>wt + relAE335Q</text:p>
          </table:table-cell>
          <table:table-cell office:value-type="string" calcext:value-type="string">
            <text:p>BG-11</text:p>
          </table:table-cell>
          <table:table-cell table:number-columns-repeated="3"/>
          <table:table-cell office:value-type="string" calcext:value-type="string">
            <text:p>aerobic</text:p>
          </table:table-cell>
          <table:table-cell table:number-columns-repeated="12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0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19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75</text:p>
          </table:table-cell>
          <table:table-cell office:value-type="string" calcext:value-type="string">
            <text:p>SAMN07629690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1" calcext:value-type="float">
            <text:p>4478631</text:p>
          </table:table-cell>
          <table:table-cell office:value-type="float" office:value="7629690" calcext:value-type="float">
            <text:p>7629690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37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usk_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usk_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1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0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76</text:p>
          </table:table-cell>
          <table:table-cell office:value-type="string" calcext:value-type="string">
            <text:p>SAMN07629689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2" calcext:value-type="float">
            <text:p>4478632</text:p>
          </table:table-cell>
          <table:table-cell office:value-type="float" office:value="7629689" calcext:value-type="float">
            <text:p>7629689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38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5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2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1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77</text:p>
          </table:table-cell>
          <table:table-cell office:value-type="string" calcext:value-type="string">
            <text:p>SAMN07629688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3" calcext:value-type="float">
            <text:p>4478633</text:p>
          </table:table-cell>
          <table:table-cell office:value-type="float" office:value="7629688" calcext:value-type="float">
            <text:p>7629688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39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15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3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2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78</text:p>
          </table:table-cell>
          <table:table-cell office:value-type="string" calcext:value-type="string">
            <text:p>SAMN07629687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4" calcext:value-type="float">
            <text:p>4478634</text:p>
          </table:table-cell>
          <table:table-cell office:value-type="float" office:value="7629687" calcext:value-type="float">
            <text:p>7629687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0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3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4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3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79</text:p>
          </table:table-cell>
          <table:table-cell office:value-type="string" calcext:value-type="string">
            <text:p>SAMN07629686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5" calcext:value-type="float">
            <text:p>4478635</text:p>
          </table:table-cell>
          <table:table-cell office:value-type="float" office:value="7629686" calcext:value-type="float">
            <text:p>7629686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1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6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5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4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0</text:p>
          </table:table-cell>
          <table:table-cell office:value-type="string" calcext:value-type="string">
            <text:p>SAMN07629685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6" calcext:value-type="float">
            <text:p>4478636</text:p>
          </table:table-cell>
          <table:table-cell office:value-type="float" office:value="7629685" calcext:value-type="float">
            <text:p>7629685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2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12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6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5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1</text:p>
          </table:table-cell>
          <table:table-cell office:value-type="string" calcext:value-type="string">
            <text:p>SAMN07629691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7" calcext:value-type="float">
            <text:p>4478637</text:p>
          </table:table-cell>
          <table:table-cell office:value-type="float" office:value="7629691" calcext:value-type="float">
            <text:p>7629691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3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24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7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6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2</text:p>
          </table:table-cell>
          <table:table-cell office:value-type="string" calcext:value-type="string">
            <text:p>SAMN07629656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8" calcext:value-type="float">
            <text:p>4478638</text:p>
          </table:table-cell>
          <table:table-cell office:value-type="float" office:value="7629656" calcext:value-type="float">
            <text:p>7629656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4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48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8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7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3</text:p>
          </table:table-cell>
          <table:table-cell office:value-type="string" calcext:value-type="string">
            <text:p>SAMN07629684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39" calcext:value-type="float">
            <text:p>4478639</text:p>
          </table:table-cell>
          <table:table-cell office:value-type="float" office:value="7629684" calcext:value-type="float">
            <text:p>7629684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5</text:p>
          </table:table-cell>
          <table:table-cell table:number-columns-repeated="2"/>
          <table:table-cell office:value-type="string" calcext:value-type="string">
            <text:p>wild type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wt_dark_720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89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8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4</text:p>
          </table:table-cell>
          <table:table-cell office:value-type="string" calcext:value-type="string">
            <text:p>SAMN07629683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0" calcext:value-type="float">
            <text:p>4478640</text:p>
          </table:table-cell>
          <table:table-cell office:value-type="float" office:value="7629683" calcext:value-type="float">
            <text:p>7629683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6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us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usk_000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0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29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5</text:p>
          </table:table-cell>
          <table:table-cell office:value-type="string" calcext:value-type="string">
            <text:p>SAMN07629682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1" calcext:value-type="float">
            <text:p>4478641</text:p>
          </table:table-cell>
          <table:table-cell office:value-type="float" office:value="7629682" calcext:value-type="float">
            <text:p>7629682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7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005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1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0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6</text:p>
          </table:table-cell>
          <table:table-cell office:value-type="string" calcext:value-type="string">
            <text:p>SAMN07629681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2" calcext:value-type="float">
            <text:p>4478642</text:p>
          </table:table-cell>
          <table:table-cell office:value-type="float" office:value="7629681" calcext:value-type="float">
            <text:p>7629681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8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015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2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1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7</text:p>
          </table:table-cell>
          <table:table-cell office:value-type="string" calcext:value-type="string">
            <text:p>SAMN07629680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3" calcext:value-type="float">
            <text:p>4478643</text:p>
          </table:table-cell>
          <table:table-cell office:value-type="float" office:value="7629680" calcext:value-type="float">
            <text:p>7629680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49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030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3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2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8</text:p>
          </table:table-cell>
          <table:table-cell office:value-type="string" calcext:value-type="string">
            <text:p>SAMN07629673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4" calcext:value-type="float">
            <text:p>4478644</text:p>
          </table:table-cell>
          <table:table-cell office:value-type="float" office:value="7629673" calcext:value-type="float">
            <text:p>7629673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0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060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4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3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89</text:p>
          </table:table-cell>
          <table:table-cell office:value-type="string" calcext:value-type="string">
            <text:p>SAMN07629674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5" calcext:value-type="float">
            <text:p>4478645</text:p>
          </table:table-cell>
          <table:table-cell office:value-type="float" office:value="7629674" calcext:value-type="float">
            <text:p>7629674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1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120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5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4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0</text:p>
          </table:table-cell>
          <table:table-cell office:value-type="string" calcext:value-type="string">
            <text:p>SAMN07629675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6" calcext:value-type="float">
            <text:p>4478646</text:p>
          </table:table-cell>
          <table:table-cell office:value-type="float" office:value="7629675" calcext:value-type="float">
            <text:p>7629675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2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240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6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5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1</text:p>
          </table:table-cell>
          <table:table-cell office:value-type="string" calcext:value-type="string">
            <text:p>SAMN07629679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7" calcext:value-type="float">
            <text:p>4478647</text:p>
          </table:table-cell>
          <table:table-cell office:value-type="float" office:value="7629679" calcext:value-type="float">
            <text:p>7629679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3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480_1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7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6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2</text:p>
          </table:table-cell>
          <table:table-cell office:value-type="string" calcext:value-type="string">
            <text:p>SAMN07629678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8" calcext:value-type="float">
            <text:p>4478648</text:p>
          </table:table-cell>
          <table:table-cell office:value-type="float" office:value="7629678" calcext:value-type="float">
            <text:p>7629678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4</text:p>
          </table:table-cell>
          <table:table-cell table:number-columns-repeated="2"/>
          <table:table-cell office:value-type="string" calcext:value-type="string">
            <text:p>rel- replicate 1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dark_720_1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176798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7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3</text:p>
          </table:table-cell>
          <table:table-cell office:value-type="string" calcext:value-type="string">
            <text:p>SAMN07629677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49" calcext:value-type="float">
            <text:p>4478649</text:p>
          </table:table-cell>
          <table:table-cell office:value-type="float" office:value="7629677" calcext:value-type="float">
            <text:p>7629677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5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us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usk_00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799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8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4</text:p>
          </table:table-cell>
          <table:table-cell office:value-type="string" calcext:value-type="string">
            <text:p>SAMN07629676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0" calcext:value-type="float">
            <text:p>4478650</text:p>
          </table:table-cell>
          <table:table-cell office:value-type="float" office:value="7629676" calcext:value-type="float">
            <text:p>7629676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6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005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0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39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5</text:p>
          </table:table-cell>
          <table:table-cell office:value-type="string" calcext:value-type="string">
            <text:p>SAMN07629672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1" calcext:value-type="float">
            <text:p>4478651</text:p>
          </table:table-cell>
          <table:table-cell office:value-type="float" office:value="7629672" calcext:value-type="float">
            <text:p>7629672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7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015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1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0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6</text:p>
          </table:table-cell>
          <table:table-cell office:value-type="string" calcext:value-type="string">
            <text:p>SAMN07629671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2" calcext:value-type="float">
            <text:p>4478652</text:p>
          </table:table-cell>
          <table:table-cell office:value-type="float" office:value="7629671" calcext:value-type="float">
            <text:p>7629671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8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03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2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1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7</text:p>
          </table:table-cell>
          <table:table-cell office:value-type="string" calcext:value-type="string">
            <text:p>SAMN07629670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3" calcext:value-type="float">
            <text:p>4478653</text:p>
          </table:table-cell>
          <table:table-cell office:value-type="float" office:value="7629670" calcext:value-type="float">
            <text:p>7629670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59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06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3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2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8</text:p>
          </table:table-cell>
          <table:table-cell office:value-type="string" calcext:value-type="string">
            <text:p>SAMN07629669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4" calcext:value-type="float">
            <text:p>4478654</text:p>
          </table:table-cell>
          <table:table-cell office:value-type="float" office:value="7629669" calcext:value-type="float">
            <text:p>7629669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0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12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4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3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499</text:p>
          </table:table-cell>
          <table:table-cell office:value-type="string" calcext:value-type="string">
            <text:p>SAMN07629668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5" calcext:value-type="float">
            <text:p>4478655</text:p>
          </table:table-cell>
          <table:table-cell office:value-type="float" office:value="7629668" calcext:value-type="float">
            <text:p>7629668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1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24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5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4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0</text:p>
          </table:table-cell>
          <table:table-cell office:value-type="string" calcext:value-type="string">
            <text:p>SAMN07629667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6" calcext:value-type="float">
            <text:p>4478656</text:p>
          </table:table-cell>
          <table:table-cell office:value-type="float" office:value="7629667" calcext:value-type="float">
            <text:p>7629667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2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48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6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5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1</text:p>
          </table:table-cell>
          <table:table-cell office:value-type="string" calcext:value-type="string">
            <text:p>SAMN07629666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7" calcext:value-type="float">
            <text:p>4478657</text:p>
          </table:table-cell>
          <table:table-cell office:value-type="float" office:value="7629666" calcext:value-type="float">
            <text:p>7629666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3</text:p>
          </table:table-cell>
          <table:table-cell table:number-columns-repeated="2"/>
          <table:table-cell office:value-type="string" calcext:value-type="string">
            <text:p>wild type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wt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wt_dark_720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7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6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2</text:p>
          </table:table-cell>
          <table:table-cell office:value-type="string" calcext:value-type="string">
            <text:p>SAMN07629665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8" calcext:value-type="float">
            <text:p>4478658</text:p>
          </table:table-cell>
          <table:table-cell office:value-type="float" office:value="7629665" calcext:value-type="float">
            <text:p>7629665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4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ust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ust_000_2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8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7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3</text:p>
          </table:table-cell>
          <table:table-cell office:value-type="string" calcext:value-type="string">
            <text:p>SAMN07629664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59" calcext:value-type="float">
            <text:p>4478659</text:p>
          </table:table-cell>
          <table:table-cell office:value-type="float" office:value="7629664" calcext:value-type="float">
            <text:p>7629664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5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005_2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09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8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4</text:p>
          </table:table-cell>
          <table:table-cell office:value-type="string" calcext:value-type="string">
            <text:p>SAMN07629663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0" calcext:value-type="float">
            <text:p>4478660</text:p>
          </table:table-cell>
          <table:table-cell office:value-type="float" office:value="7629663" calcext:value-type="float">
            <text:p>7629663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6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015_2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10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49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5</text:p>
          </table:table-cell>
          <table:table-cell office:value-type="string" calcext:value-type="string">
            <text:p>SAMN07629662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1" calcext:value-type="float">
            <text:p>4478661</text:p>
          </table:table-cell>
          <table:table-cell office:value-type="float" office:value="7629662" calcext:value-type="float">
            <text:p>7629662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7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030_2</text:p>
          </table:table-cell>
          <table:table-cell office:value-type="string" calcext:value-type="string">
            <text:p>rel-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176811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50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6</text:p>
          </table:table-cell>
          <table:table-cell office:value-type="string" calcext:value-type="string">
            <text:p>SAMN07629661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2" calcext:value-type="float">
            <text:p>4478662</text:p>
          </table:table-cell>
          <table:table-cell office:value-type="float" office:value="7629661" calcext:value-type="float">
            <text:p>7629661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8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060_2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176812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51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7</text:p>
          </table:table-cell>
          <table:table-cell office:value-type="string" calcext:value-type="string">
            <text:p>SAMN07629660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3" calcext:value-type="float">
            <text:p>4478663</text:p>
          </table:table-cell>
          <table:table-cell office:value-type="float" office:value="7629660" calcext:value-type="float">
            <text:p>7629660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69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120_2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176813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52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8</text:p>
          </table:table-cell>
          <table:table-cell office:value-type="string" calcext:value-type="string">
            <text:p>SAMN07629659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4" calcext:value-type="float">
            <text:p>4478664</text:p>
          </table:table-cell>
          <table:table-cell office:value-type="float" office:value="7629659" calcext:value-type="float">
            <text:p>7629659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70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240_2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176814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53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09</text:p>
          </table:table-cell>
          <table:table-cell office:value-type="string" calcext:value-type="string">
            <text:p>SAMN07629658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5" calcext:value-type="float">
            <text:p>4478665</text:p>
          </table:table-cell>
          <table:table-cell office:value-type="float" office:value="7629658" calcext:value-type="float">
            <text:p>7629658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71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480_2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176815</text:p>
          </table:table-cell>
          <table:table-cell table:style-name="ce1" office:value-type="string" calcext:value-type="string">
            <text:p>2017-12-15 12:47:0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026354</text:p>
          </table:table-cell>
          <table:table-cell office:value-type="string" calcext:value-type="string">
            <text:p>SRP117265</text:p>
          </table:table-cell>
          <table:table-cell office:value-type="string" calcext:value-type="string">
            <text:p>PRJNA404081</text:p>
          </table:table-cell>
          <table:table-cell office:value-type="float" office:value="404081" calcext:value-type="float">
            <text:p>404081</text:p>
          </table:table-cell>
          <table:table-cell office:value-type="string" calcext:value-type="string">
            <text:p>SRS2506510</text:p>
          </table:table-cell>
          <table:table-cell office:value-type="string" calcext:value-type="string">
            <text:p>SAMN07629657</text:p>
          </table:table-cell>
          <table:table-cell office:value-type="string" calcext:value-type="string">
            <text:p>SRA607160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8666" calcext:value-type="float">
            <text:p>4478666</text:p>
          </table:table-cell>
          <table:table-cell office:value-type="float" office:value="7629657" calcext:value-type="float">
            <text:p>7629657</text:p>
          </table:table-cell>
          <table:table-cell office:value-type="string" calcext:value-type="string">
            <text:p>GSE103704</text:p>
          </table:table-cell>
          <table:table-cell office:value-type="string" calcext:value-type="string">
            <text:p>GSM2779472</text:p>
          </table:table-cell>
          <table:table-cell table:number-columns-repeated="2"/>
          <table:table-cell office:value-type="string" calcext:value-type="string">
            <text:p>rel- replicate 2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dark_720_2</text:p>
          </table:table-cell>
          <table:table-cell office:value-type="string" calcext:value-type="string">
            <text:p>rel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211301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3</text:p>
          </table:table-cell>
          <table:table-cell office:value-type="string" calcext:value-type="string">
            <text:p>SAMN0769317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0" calcext:value-type="float">
            <text:p>4520050</text:p>
          </table:table-cell>
          <table:table-cell office:value-type="float" office:value="7693174" calcext:value-type="float">
            <text:p>769317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, time 60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9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2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5</text:p>
          </table:table-cell>
          <table:table-cell office:value-type="string" calcext:value-type="string">
            <text:p>SAMN0769317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1" calcext:value-type="float">
            <text:p>4520051</text:p>
          </table:table-cell>
          <table:table-cell office:value-type="float" office:value="7693173" calcext:value-type="float">
            <text:p>769317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25h since dawn, Time 15 min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9.2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3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4</text:p>
          </table:table-cell>
          <table:table-cell office:value-type="string" calcext:value-type="string">
            <text:p>SAMN0769317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2" calcext:value-type="float">
            <text:p>4520052</text:p>
          </table:table-cell>
          <table:table-cell office:value-type="float" office:value="7693172" calcext:value-type="float">
            <text:p>769317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25h since dawn, Time 15 min 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9.2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4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7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6</text:p>
          </table:table-cell>
          <table:table-cell office:value-type="string" calcext:value-type="string">
            <text:p>SAMN0769316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3" calcext:value-type="float">
            <text:p>4520053</text:p>
          </table:table-cell>
          <table:table-cell office:value-type="float" office:value="7693163" calcext:value-type="float">
            <text:p>769316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8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0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0.5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0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5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7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8</text:p>
          </table:table-cell>
          <table:table-cell office:value-type="string" calcext:value-type="string">
            <text:p>SAMN0769316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4" calcext:value-type="float">
            <text:p>4520054</text:p>
          </table:table-cell>
          <table:table-cell office:value-type="float" office:value="7693162" calcext:value-type="float">
            <text:p>769316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8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0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0.5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0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6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7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7</text:p>
          </table:table-cell>
          <table:table-cell office:value-type="string" calcext:value-type="string">
            <text:p>SAMN0769316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5" calcext:value-type="float">
            <text:p>4520055</text:p>
          </table:table-cell>
          <table:table-cell office:value-type="float" office:value="7693161" calcext:value-type="float">
            <text:p>769316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8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2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2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7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69</text:p>
          </table:table-cell>
          <table:table-cell office:value-type="string" calcext:value-type="string">
            <text:p>SAMN0769316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6" calcext:value-type="float">
            <text:p>4520056</text:p>
          </table:table-cell>
          <table:table-cell office:value-type="float" office:value="7693160" calcext:value-type="float">
            <text:p>769316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2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2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8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1</text:p>
          </table:table-cell>
          <table:table-cell office:value-type="string" calcext:value-type="string">
            <text:p>SAMN0769315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7" calcext:value-type="float">
            <text:p>4520057</text:p>
          </table:table-cell>
          <table:table-cell office:value-type="float" office:value="7693159" calcext:value-type="float">
            <text:p>769315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4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4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4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09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0</text:p>
          </table:table-cell>
          <table:table-cell office:value-type="string" calcext:value-type="string">
            <text:p>SAMN0769315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8" calcext:value-type="float">
            <text:p>4520058</text:p>
          </table:table-cell>
          <table:table-cell office:value-type="float" office:value="7693158" calcext:value-type="float">
            <text:p>769315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4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4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4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0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2</text:p>
          </table:table-cell>
          <table:table-cell office:value-type="string" calcext:value-type="string">
            <text:p>SAMN0769315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59" calcext:value-type="float">
            <text:p>4520059</text:p>
          </table:table-cell>
          <table:table-cell office:value-type="float" office:value="7693157" calcext:value-type="float">
            <text:p>769315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6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6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6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1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3</text:p>
          </table:table-cell>
          <table:table-cell office:value-type="string" calcext:value-type="string">
            <text:p>SAMN07693156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0" calcext:value-type="float">
            <text:p>4520060</text:p>
          </table:table-cell>
          <table:table-cell office:value-type="float" office:value="7693156" calcext:value-type="float">
            <text:p>7693156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6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6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6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2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4</text:p>
          </table:table-cell>
          <table:table-cell office:value-type="string" calcext:value-type="string">
            <text:p>SAMN0769321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1" calcext:value-type="float">
            <text:p>4520061</text:p>
          </table:table-cell>
          <table:table-cell office:value-type="float" office:value="7693215" calcext:value-type="float">
            <text:p>769321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8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3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5</text:p>
          </table:table-cell>
          <table:table-cell office:value-type="string" calcext:value-type="string">
            <text:p>SAMN0769321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2" calcext:value-type="float">
            <text:p>4520062</text:p>
          </table:table-cell>
          <table:table-cell office:value-type="float" office:value="7693214" calcext:value-type="float">
            <text:p>769321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8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4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6</text:p>
          </table:table-cell>
          <table:table-cell office:value-type="string" calcext:value-type="string">
            <text:p>SAMN0769321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3" calcext:value-type="float">
            <text:p>4520063</text:p>
          </table:table-cell>
          <table:table-cell office:value-type="float" office:value="7693213" calcext:value-type="float">
            <text:p>769321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9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5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8</text:p>
          </table:table-cell>
          <table:table-cell office:value-type="string" calcext:value-type="string">
            <text:p>SAMN0769321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4" calcext:value-type="float">
            <text:p>4520064</text:p>
          </table:table-cell>
          <table:table-cell office:value-type="float" office:value="7693212" calcext:value-type="float">
            <text:p>769321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9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6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8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7</text:p>
          </table:table-cell>
          <table:table-cell office:value-type="string" calcext:value-type="string">
            <text:p>SAMN0769321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5" calcext:value-type="float">
            <text:p>4520065</text:p>
          </table:table-cell>
          <table:table-cell office:value-type="float" office:value="7693211" calcext:value-type="float">
            <text:p>769321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39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10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7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79</text:p>
          </table:table-cell>
          <table:table-cell office:value-type="string" calcext:value-type="string">
            <text:p>SAMN0769321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6" calcext:value-type="float">
            <text:p>4520066</text:p>
          </table:table-cell>
          <table:table-cell office:value-type="float" office:value="7693210" calcext:value-type="float">
            <text:p>769321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10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8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0</text:p>
          </table:table-cell>
          <table:table-cell office:value-type="string" calcext:value-type="string">
            <text:p>SAMN0769320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7" calcext:value-type="float">
            <text:p>4520067</text:p>
          </table:table-cell>
          <table:table-cell office:value-type="float" office:value="7693209" calcext:value-type="float">
            <text:p>769320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1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2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lowlight_dawn_12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19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1</text:p>
          </table:table-cell>
          <table:table-cell office:value-type="string" calcext:value-type="string">
            <text:p>SAMN0769320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8" calcext:value-type="float">
            <text:p>4520068</text:p>
          </table:table-cell>
          <table:table-cell office:value-type="float" office:value="7693208" calcext:value-type="float">
            <text:p>769320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lowlight_dawn_1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2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lowlight_dawn_12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0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2</text:p>
          </table:table-cell>
          <table:table-cell office:value-type="string" calcext:value-type="string">
            <text:p>SAMN0769320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69" calcext:value-type="float">
            <text:p>4520069</text:p>
          </table:table-cell>
          <table:table-cell office:value-type="float" office:value="7693207" calcext:value-type="float">
            <text:p>769320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wt_clearday_dawn_0.5h</text:p>
          </table:table-cell>
          <table:table-cell office:value-type="string" calcext:value-type="string">
            <text:p>0.5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0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1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3</text:p>
          </table:table-cell>
          <table:table-cell office:value-type="string" calcext:value-type="string">
            <text:p>SAMN0769320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0" calcext:value-type="float">
            <text:p>4520070</text:p>
          </table:table-cell>
          <table:table-cell office:value-type="float" office:value="7693205" calcext:value-type="float">
            <text:p>769320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wt_clearday_dawn_0.5h</text:p>
          </table:table-cell>
          <table:table-cell office:value-type="string" calcext:value-type="string">
            <text:p>0.5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0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2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4</text:p>
          </table:table-cell>
          <table:table-cell office:value-type="string" calcext:value-type="string">
            <text:p>SAMN0769320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1" calcext:value-type="float">
            <text:p>4520071</text:p>
          </table:table-cell>
          <table:table-cell office:value-type="float" office:value="7693204" calcext:value-type="float">
            <text:p>769320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2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2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3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5</text:p>
          </table:table-cell>
          <table:table-cell office:value-type="string" calcext:value-type="string">
            <text:p>SAMN0769320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2" calcext:value-type="float">
            <text:p>4520072</text:p>
          </table:table-cell>
          <table:table-cell office:value-type="float" office:value="7693203" calcext:value-type="float">
            <text:p>769320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2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2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4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6</text:p>
          </table:table-cell>
          <table:table-cell office:value-type="string" calcext:value-type="string">
            <text:p>SAMN0769319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3" calcext:value-type="float">
            <text:p>4520073</text:p>
          </table:table-cell>
          <table:table-cell office:value-type="float" office:value="7693193" calcext:value-type="float">
            <text:p>769319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4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4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4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5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7</text:p>
          </table:table-cell>
          <table:table-cell office:value-type="string" calcext:value-type="string">
            <text:p>SAMN0769319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4" calcext:value-type="float">
            <text:p>4520074</text:p>
          </table:table-cell>
          <table:table-cell office:value-type="float" office:value="7693192" calcext:value-type="float">
            <text:p>769319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4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4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4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6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39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8</text:p>
          </table:table-cell>
          <table:table-cell office:value-type="string" calcext:value-type="string">
            <text:p>SAMN0769319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5" calcext:value-type="float">
            <text:p>4520075</text:p>
          </table:table-cell>
          <table:table-cell office:value-type="float" office:value="7693191" calcext:value-type="float">
            <text:p>769319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0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6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6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6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7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89</text:p>
          </table:table-cell>
          <table:table-cell office:value-type="string" calcext:value-type="string">
            <text:p>SAMN0769319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6" calcext:value-type="float">
            <text:p>4520076</text:p>
          </table:table-cell>
          <table:table-cell office:value-type="float" office:value="7693190" calcext:value-type="float">
            <text:p>769319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6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6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6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8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0</text:p>
          </table:table-cell>
          <table:table-cell office:value-type="string" calcext:value-type="string">
            <text:p>SAMN0769318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7" calcext:value-type="float">
            <text:p>4520077</text:p>
          </table:table-cell>
          <table:table-cell office:value-type="float" office:value="7693189" calcext:value-type="float">
            <text:p>769318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8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29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1</text:p>
          </table:table-cell>
          <table:table-cell office:value-type="string" calcext:value-type="string">
            <text:p>SAMN0769318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8" calcext:value-type="float">
            <text:p>4520078</text:p>
          </table:table-cell>
          <table:table-cell office:value-type="float" office:value="7693188" calcext:value-type="float">
            <text:p>769318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8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0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2</text:p>
          </table:table-cell>
          <table:table-cell office:value-type="string" calcext:value-type="string">
            <text:p>SAMN0769318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79" calcext:value-type="float">
            <text:p>4520079</text:p>
          </table:table-cell>
          <table:table-cell office:value-type="float" office:value="7693187" calcext:value-type="float">
            <text:p>769318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9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1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3</text:p>
          </table:table-cell>
          <table:table-cell office:value-type="string" calcext:value-type="string">
            <text:p>SAMN07693186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0" calcext:value-type="float">
            <text:p>4520080</text:p>
          </table:table-cell>
          <table:table-cell office:value-type="float" office:value="7693186" calcext:value-type="float">
            <text:p>7693186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9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2</text:p>
          </table:table-cell>
          <table:table-cell table:style-name="ce1" office:value-type="string" calcext:value-type="string">
            <text:p>2017-12-18 09:18:1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4</text:p>
          </table:table-cell>
          <table:table-cell office:value-type="string" calcext:value-type="string">
            <text:p>SAMN0769318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1" calcext:value-type="float">
            <text:p>4520081</text:p>
          </table:table-cell>
          <table:table-cell office:value-type="float" office:value="7693185" calcext:value-type="float">
            <text:p>769318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10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3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5</text:p>
          </table:table-cell>
          <table:table-cell office:value-type="string" calcext:value-type="string">
            <text:p>SAMN0769318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2" calcext:value-type="float">
            <text:p>4520082</text:p>
          </table:table-cell>
          <table:table-cell office:value-type="float" office:value="7693184" calcext:value-type="float">
            <text:p>769318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10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4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6</text:p>
          </table:table-cell>
          <table:table-cell office:value-type="string" calcext:value-type="string">
            <text:p>SAMN07693183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3" calcext:value-type="float">
            <text:p>4520083</text:p>
          </table:table-cell>
          <table:table-cell office:value-type="float" office:value="7693183" calcext:value-type="float">
            <text:p>7693183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1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2h since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clearday_dawn_12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5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7</text:p>
          </table:table-cell>
          <table:table-cell office:value-type="string" calcext:value-type="string">
            <text:p>SAMN0769318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4" calcext:value-type="float">
            <text:p>4520084</text:p>
          </table:table-cell>
          <table:table-cell office:value-type="float" office:value="7693182" calcext:value-type="float">
            <text:p>769318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clearday_dawn_12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2h since da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clearday_dawn_12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6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0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8</text:p>
          </table:table-cell>
          <table:table-cell office:value-type="string" calcext:value-type="string">
            <text:p>SAMN0769318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5" calcext:value-type="float">
            <text:p>4520085</text:p>
          </table:table-cell>
          <table:table-cell office:value-type="float" office:value="7693181" calcext:value-type="float">
            <text:p>769318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1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, Time 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8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7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099</text:p>
          </table:table-cell>
          <table:table-cell office:value-type="string" calcext:value-type="string">
            <text:p>SAMN0769318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6" calcext:value-type="float">
            <text:p>4520086</text:p>
          </table:table-cell>
          <table:table-cell office:value-type="float" office:value="7693180" calcext:value-type="float">
            <text:p>769318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, Time 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8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8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0</text:p>
          </table:table-cell>
          <table:table-cell office:value-type="string" calcext:value-type="string">
            <text:p>SAMN0769317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7" calcext:value-type="float">
            <text:p>4520087</text:p>
          </table:table-cell>
          <table:table-cell office:value-type="float" office:value="7693179" calcext:value-type="float">
            <text:p>769317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25h since dawn, Time 15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8.2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39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1</text:p>
          </table:table-cell>
          <table:table-cell office:value-type="string" calcext:value-type="string">
            <text:p>SAMN0769317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8" calcext:value-type="float">
            <text:p>4520088</text:p>
          </table:table-cell>
          <table:table-cell office:value-type="float" office:value="7693178" calcext:value-type="float">
            <text:p>769317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25h since dawn, Time 15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8.2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0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2</text:p>
          </table:table-cell>
          <table:table-cell office:value-type="string" calcext:value-type="string">
            <text:p>SAMN0769317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89" calcext:value-type="float">
            <text:p>4520089</text:p>
          </table:table-cell>
          <table:table-cell office:value-type="float" office:value="7693177" calcext:value-type="float">
            <text:p>769317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5h since dawn, Time 30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8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1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3</text:p>
          </table:table-cell>
          <table:table-cell office:value-type="string" calcext:value-type="string">
            <text:p>SAMN07693176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0" calcext:value-type="float">
            <text:p>4520090</text:p>
          </table:table-cell>
          <table:table-cell office:value-type="float" office:value="7693176" calcext:value-type="float">
            <text:p>7693176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8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5h since dawn, Time 30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8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2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4</text:p>
          </table:table-cell>
          <table:table-cell office:value-type="string" calcext:value-type="string">
            <text:p>SAMN0769317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1" calcext:value-type="float">
            <text:p>4520091</text:p>
          </table:table-cell>
          <table:table-cell office:value-type="float" office:value="7693175" calcext:value-type="float">
            <text:p>769317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, time 60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9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3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1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5</text:p>
          </table:table-cell>
          <table:table-cell office:value-type="string" calcext:value-type="string">
            <text:p>SAMN0769317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2" calcext:value-type="float">
            <text:p>4520092</text:p>
          </table:table-cell>
          <table:table-cell office:value-type="float" office:value="7693171" calcext:value-type="float">
            <text:p>769317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2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5h since dawn, Time 30 min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9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4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6</text:p>
          </table:table-cell>
          <table:table-cell office:value-type="string" calcext:value-type="string">
            <text:p>SAMN0769317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3" calcext:value-type="float">
            <text:p>4520093</text:p>
          </table:table-cell>
          <table:table-cell office:value-type="float" office:value="7693170" calcext:value-type="float">
            <text:p>769317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9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5h since dawn, Time 30 min 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9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5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7</text:p>
          </table:table-cell>
          <table:table-cell office:value-type="string" calcext:value-type="string">
            <text:p>SAMN0769316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4" calcext:value-type="float">
            <text:p>4520094</text:p>
          </table:table-cell>
          <table:table-cell office:value-type="float" office:value="7693169" calcext:value-type="float">
            <text:p>769316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, Time 60 min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highlight_pulse_10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6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8</text:p>
          </table:table-cell>
          <table:table-cell office:value-type="string" calcext:value-type="string">
            <text:p>SAMN0769316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5" calcext:value-type="float">
            <text:p>4520095</text:p>
          </table:table-cell>
          <table:table-cell office:value-type="float" office:value="7693168" calcext:value-type="float">
            <text:p>769316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highlight_pulse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, Time 60 min 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highlight_pulse_10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7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0</text:p>
          </table:table-cell>
          <table:table-cell office:value-type="string" calcext:value-type="string">
            <text:p>SAMN0769316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6" calcext:value-type="float">
            <text:p>4520096</text:p>
          </table:table-cell>
          <table:table-cell office:value-type="float" office:value="7693167" calcext:value-type="float">
            <text:p>769316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, Time 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8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8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09</text:p>
          </table:table-cell>
          <table:table-cell office:value-type="string" calcext:value-type="string">
            <text:p>SAMN07693166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7" calcext:value-type="float">
            <text:p>4520097</text:p>
          </table:table-cell>
          <table:table-cell office:value-type="float" office:value="7693166" calcext:value-type="float">
            <text:p>7693166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h since dawn, Time 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8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49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1</text:p>
          </table:table-cell>
          <table:table-cell office:value-type="string" calcext:value-type="string">
            <text:p>SAMN0769316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8" calcext:value-type="float">
            <text:p>4520098</text:p>
          </table:table-cell>
          <table:table-cell office:value-type="float" office:value="7693165" calcext:value-type="float">
            <text:p>769316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25h since dawn, Time 15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8.2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0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3</text:p>
          </table:table-cell>
          <table:table-cell office:value-type="string" calcext:value-type="string">
            <text:p>SAMN0769316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099" calcext:value-type="float">
            <text:p>4520099</text:p>
          </table:table-cell>
          <table:table-cell office:value-type="float" office:value="7693164" calcext:value-type="float">
            <text:p>769316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25h since dawn, Time 15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8.2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1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7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2</text:p>
          </table:table-cell>
          <table:table-cell office:value-type="string" calcext:value-type="string">
            <text:p>SAMN0769315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0" calcext:value-type="float">
            <text:p>4520100</text:p>
          </table:table-cell>
          <table:table-cell office:value-type="float" office:value="7693155" calcext:value-type="float">
            <text:p>769315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7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5h since dawn, Time 30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8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2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8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4</text:p>
          </table:table-cell>
          <table:table-cell office:value-type="string" calcext:value-type="string">
            <text:p>SAMN07693202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1" calcext:value-type="float">
            <text:p>4520101</text:p>
          </table:table-cell>
          <table:table-cell office:value-type="float" office:value="7693202" calcext:value-type="float">
            <text:p>7693202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8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8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8.5h since dawn, Time 30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8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3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29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5</text:p>
          </table:table-cell>
          <table:table-cell office:value-type="string" calcext:value-type="string">
            <text:p>SAMN07693196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2" calcext:value-type="float">
            <text:p>4520102</text:p>
          </table:table-cell>
          <table:table-cell office:value-type="float" office:value="7693196" calcext:value-type="float">
            <text:p>7693196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39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, time 60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9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4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0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6</text:p>
          </table:table-cell>
          <table:table-cell office:value-type="string" calcext:value-type="string">
            <text:p>SAMN07693201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3" calcext:value-type="float">
            <text:p>4520103</text:p>
          </table:table-cell>
          <table:table-cell office:value-type="float" office:value="7693201" calcext:value-type="float">
            <text:p>7693201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0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h since dawn, time 60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9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5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1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7</text:p>
          </table:table-cell>
          <table:table-cell office:value-type="string" calcext:value-type="string">
            <text:p>SAMN07693200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4" calcext:value-type="float">
            <text:p>4520104</text:p>
          </table:table-cell>
          <table:table-cell office:value-type="float" office:value="7693200" calcext:value-type="float">
            <text:p>7693200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1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25h since dawn, Time 15 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9.2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6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2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8</text:p>
          </table:table-cell>
          <table:table-cell office:value-type="string" calcext:value-type="string">
            <text:p>SAMN07693199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5" calcext:value-type="float">
            <text:p>4520105</text:p>
          </table:table-cell>
          <table:table-cell office:value-type="float" office:value="7693199" calcext:value-type="float">
            <text:p>7693199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2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.2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25h since dawn, Time 15 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9.2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7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3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19</text:p>
          </table:table-cell>
          <table:table-cell office:value-type="string" calcext:value-type="string">
            <text:p>SAMN07693198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6" calcext:value-type="float">
            <text:p>4520106</text:p>
          </table:table-cell>
          <table:table-cell office:value-type="float" office:value="7693198" calcext:value-type="float">
            <text:p>7693198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3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5h since dawn, Time 30 min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9.5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8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4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20</text:p>
          </table:table-cell>
          <table:table-cell office:value-type="string" calcext:value-type="string">
            <text:p>SAMN07693197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7" calcext:value-type="float">
            <text:p>4520107</text:p>
          </table:table-cell>
          <table:table-cell office:value-type="float" office:value="7693197" calcext:value-type="float">
            <text:p>7693197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4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9.5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9.5h since dawn, Time 30 min 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9.5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59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5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21</text:p>
          </table:table-cell>
          <table:table-cell office:value-type="string" calcext:value-type="string">
            <text:p>SAMN07693195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8" calcext:value-type="float">
            <text:p>4520108</text:p>
          </table:table-cell>
          <table:table-cell office:value-type="float" office:value="7693195" calcext:value-type="float">
            <text:p>7693195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5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, Time 60 min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wt_shade_pulse_10h_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211360</text:p>
          </table:table-cell>
          <table:table-cell table:style-name="ce1" office:value-type="string" calcext:value-type="string">
            <text:p>2017-12-18 09:18:1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6069436</text:p>
          </table:table-cell>
          <table:table-cell office:value-type="string" calcext:value-type="string">
            <text:p>SRP118803</text:p>
          </table:table-cell>
          <table:table-cell office:value-type="string" calcext:value-type="string">
            <text:p>PRJNA412032</text:p>
          </table:table-cell>
          <table:table-cell office:value-type="float" office:value="412032" calcext:value-type="float">
            <text:p>412032</text:p>
          </table:table-cell>
          <table:table-cell office:value-type="string" calcext:value-type="string">
            <text:p>SRS2536122</text:p>
          </table:table-cell>
          <table:table-cell office:value-type="string" calcext:value-type="string">
            <text:p>SAMN07693194</text:p>
          </table:table-cell>
          <table:table-cell office:value-type="string" calcext:value-type="string">
            <text:p>SRA612636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109" calcext:value-type="float">
            <text:p>4520109</text:p>
          </table:table-cell>
          <table:table-cell office:value-type="float" office:value="7693194" calcext:value-type="float">
            <text:p>7693194</text:p>
          </table:table-cell>
          <table:table-cell office:value-type="string" calcext:value-type="string">
            <text:p>GSE104203</text:p>
          </table:table-cell>
          <table:table-cell office:value-type="string" calcext:value-type="string">
            <text:p>GSM2792446</text:p>
          </table:table-cell>
          <table:table-cell office:value-type="float" office:value="29239721" calcext:value-type="float">
            <text:p>29239721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string" calcext:value-type="string">
            <text:p>wt_shade_pulse_10h</text:p>
          </table:table-cell>
          <table:table-cell office:value-type="string" calcext:value-type="string">
            <text:p>wt_clearday_dawn_0.5h</text:p>
          </table:table-cell>
          <table:table-cell office:value-type="string" calcext:value-type="string">
            <text:p>10h since dawn, Time 60 min 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_wt_shade_pulse_10h_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59</text:p>
          </table:table-cell>
          <table:table-cell table:style-name="ce1" office:value-type="string" calcext:value-type="string">
            <text:p>2017-12-15 12:51: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3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3</text:p>
          </table:table-cell>
          <table:table-cell office:value-type="string" calcext:value-type="string">
            <text:p>SAMN07822189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68" calcext:value-type="float">
            <text:p>4640368</text:p>
          </table:table-cell>
          <table:table-cell office:value-type="float" office:value="7822189" calcext:value-type="float">
            <text:p>7822189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46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000_1</text:p>
          </table:table-cell>
          <table:table-cell office:value-type="string" calcext:value-type="string">
            <text:p>rel- relA+K124:K159</text:p>
          </table:table-cell>
          <table:table-cell table:number-columns-repeated="17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0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4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2</text:p>
          </table:table-cell>
          <table:table-cell office:value-type="string" calcext:value-type="string">
            <text:p>SAMN07822188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69" calcext:value-type="float">
            <text:p>4640369</text:p>
          </table:table-cell>
          <table:table-cell office:value-type="float" office:value="7822188" calcext:value-type="float">
            <text:p>7822188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47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005_1</text:p>
          </table:table-cell>
          <table:table-cell office:value-type="string" calcext:value-type="string">
            <text:p>rel- relA+K124:K159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1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5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4</text:p>
          </table:table-cell>
          <table:table-cell office:value-type="string" calcext:value-type="string">
            <text:p>SAMN07822187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0" calcext:value-type="float">
            <text:p>4640370</text:p>
          </table:table-cell>
          <table:table-cell office:value-type="float" office:value="7822187" calcext:value-type="float">
            <text:p>7822187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48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015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2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6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3</text:p>
          </table:table-cell>
          <table:table-cell office:value-type="string" calcext:value-type="string">
            <text:p>SAMN07822186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1" calcext:value-type="float">
            <text:p>4640371</text:p>
          </table:table-cell>
          <table:table-cell office:value-type="float" office:value="7822186" calcext:value-type="float">
            <text:p>7822186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49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03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3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7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5</text:p>
          </table:table-cell>
          <table:table-cell office:value-type="string" calcext:value-type="string">
            <text:p>SAMN07822185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2" calcext:value-type="float">
            <text:p>4640372</text:p>
          </table:table-cell>
          <table:table-cell office:value-type="float" office:value="7822185" calcext:value-type="float">
            <text:p>7822185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0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06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4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8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6</text:p>
          </table:table-cell>
          <table:table-cell office:value-type="string" calcext:value-type="string">
            <text:p>SAMN07822184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3" calcext:value-type="float">
            <text:p>4640373</text:p>
          </table:table-cell>
          <table:table-cell office:value-type="float" office:value="7822184" calcext:value-type="float">
            <text:p>7822184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1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12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5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49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7</text:p>
          </table:table-cell>
          <table:table-cell office:value-type="string" calcext:value-type="string">
            <text:p>SAMN07822183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4" calcext:value-type="float">
            <text:p>4640374</text:p>
          </table:table-cell>
          <table:table-cell office:value-type="float" office:value="7822183" calcext:value-type="float">
            <text:p>7822183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2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24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6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0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8</text:p>
          </table:table-cell>
          <table:table-cell office:value-type="string" calcext:value-type="string">
            <text:p>SAMN07822182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5" calcext:value-type="float">
            <text:p>4640375</text:p>
          </table:table-cell>
          <table:table-cell office:value-type="float" office:value="7822182" calcext:value-type="float">
            <text:p>7822182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3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48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7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1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29</text:p>
          </table:table-cell>
          <table:table-cell office:value-type="string" calcext:value-type="string">
            <text:p>SAMN07822181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6" calcext:value-type="float">
            <text:p>4640376</text:p>
          </table:table-cell>
          <table:table-cell office:value-type="float" office:value="7822181" calcext:value-type="float">
            <text:p>7822181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4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+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+_dark_720_1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8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2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0</text:p>
          </table:table-cell>
          <table:table-cell office:value-type="string" calcext:value-type="string">
            <text:p>SAMN07822180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7" calcext:value-type="float">
            <text:p>4640377</text:p>
          </table:table-cell>
          <table:table-cell office:value-type="float" office:value="7822180" calcext:value-type="float">
            <text:p>7822180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5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us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usk_000_1</text:p>
          </table:table-cell>
          <table:table-cell office:value-type="string" calcext:value-type="string">
            <text:p>rel- relAE335Q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69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3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1</text:p>
          </table:table-cell>
          <table:table-cell office:value-type="string" calcext:value-type="string">
            <text:p>SAMN07822179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8" calcext:value-type="float">
            <text:p>4640378</text:p>
          </table:table-cell>
          <table:table-cell office:value-type="float" office:value="7822179" calcext:value-type="float">
            <text:p>7822179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6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005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0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4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2</text:p>
          </table:table-cell>
          <table:table-cell office:value-type="string" calcext:value-type="string">
            <text:p>SAMN07822177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79" calcext:value-type="float">
            <text:p>4640379</text:p>
          </table:table-cell>
          <table:table-cell office:value-type="float" office:value="7822177" calcext:value-type="float">
            <text:p>7822177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7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015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1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5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3</text:p>
          </table:table-cell>
          <table:table-cell office:value-type="string" calcext:value-type="string">
            <text:p>SAMN07822176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0" calcext:value-type="float">
            <text:p>4640380</text:p>
          </table:table-cell>
          <table:table-cell office:value-type="float" office:value="7822176" calcext:value-type="float">
            <text:p>7822176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8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03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2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6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4</text:p>
          </table:table-cell>
          <table:table-cell office:value-type="string" calcext:value-type="string">
            <text:p>SAMN07822175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1" calcext:value-type="float">
            <text:p>4640381</text:p>
          </table:table-cell>
          <table:table-cell office:value-type="float" office:value="7822175" calcext:value-type="float">
            <text:p>7822175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59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06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3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7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5</text:p>
          </table:table-cell>
          <table:table-cell office:value-type="string" calcext:value-type="string">
            <text:p>SAMN07822174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2" calcext:value-type="float">
            <text:p>4640382</text:p>
          </table:table-cell>
          <table:table-cell office:value-type="float" office:value="7822174" calcext:value-type="float">
            <text:p>7822174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0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12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4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8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6</text:p>
          </table:table-cell>
          <table:table-cell office:value-type="string" calcext:value-type="string">
            <text:p>SAMN07822173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3" calcext:value-type="float">
            <text:p>4640383</text:p>
          </table:table-cell>
          <table:table-cell office:value-type="float" office:value="7822173" calcext:value-type="float">
            <text:p>7822173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1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24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RX3312475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59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7</text:p>
          </table:table-cell>
          <table:table-cell office:value-type="string" calcext:value-type="string">
            <text:p>SAMN07822190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4" calcext:value-type="float">
            <text:p>4640384</text:p>
          </table:table-cell>
          <table:table-cell office:value-type="float" office:value="7822190" calcext:value-type="float">
            <text:p>7822190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2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48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RX3312476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0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8</text:p>
          </table:table-cell>
          <table:table-cell office:value-type="string" calcext:value-type="string">
            <text:p>SAMN07822172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5" calcext:value-type="float">
            <text:p>4640385</text:p>
          </table:table-cell>
          <table:table-cell office:value-type="float" office:value="7822172" calcext:value-type="float">
            <text:p>7822172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3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Gpp_rel_relAE335Q_dark_720_1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RX3312477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1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39</text:p>
          </table:table-cell>
          <table:table-cell office:value-type="string" calcext:value-type="string">
            <text:p>SAMN07822178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6" calcext:value-type="float">
            <text:p>4640386</text:p>
          </table:table-cell>
          <table:table-cell office:value-type="float" office:value="7822178" calcext:value-type="float">
            <text:p>7822178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4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us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usk_00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8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2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0</text:p>
          </table:table-cell>
          <table:table-cell office:value-type="string" calcext:value-type="string">
            <text:p>SAMN07822171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7" calcext:value-type="float">
            <text:p>4640387</text:p>
          </table:table-cell>
          <table:table-cell office:value-type="float" office:value="7822171" calcext:value-type="float">
            <text:p>7822171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5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005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79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3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1</text:p>
          </table:table-cell>
          <table:table-cell office:value-type="string" calcext:value-type="string">
            <text:p>SAMN07822170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8" calcext:value-type="float">
            <text:p>4640388</text:p>
          </table:table-cell>
          <table:table-cell office:value-type="float" office:value="7822170" calcext:value-type="float">
            <text:p>7822170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6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015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0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4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2</text:p>
          </table:table-cell>
          <table:table-cell office:value-type="string" calcext:value-type="string">
            <text:p>SAMN07822169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89" calcext:value-type="float">
            <text:p>4640389</text:p>
          </table:table-cell>
          <table:table-cell office:value-type="float" office:value="7822169" calcext:value-type="float">
            <text:p>7822169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7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03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1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5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3</text:p>
          </table:table-cell>
          <table:table-cell office:value-type="string" calcext:value-type="string">
            <text:p>SAMN07822168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0" calcext:value-type="float">
            <text:p>4640390</text:p>
          </table:table-cell>
          <table:table-cell office:value-type="float" office:value="7822168" calcext:value-type="float">
            <text:p>7822168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8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06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2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6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4</text:p>
          </table:table-cell>
          <table:table-cell office:value-type="string" calcext:value-type="string">
            <text:p>SAMN07822167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1" calcext:value-type="float">
            <text:p>4640391</text:p>
          </table:table-cell>
          <table:table-cell office:value-type="float" office:value="7822167" calcext:value-type="float">
            <text:p>7822167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69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12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3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7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5</text:p>
          </table:table-cell>
          <table:table-cell office:value-type="string" calcext:value-type="string">
            <text:p>SAMN07822166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2" calcext:value-type="float">
            <text:p>4640392</text:p>
          </table:table-cell>
          <table:table-cell office:value-type="float" office:value="7822166" calcext:value-type="float">
            <text:p>7822166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0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24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4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8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6</text:p>
          </table:table-cell>
          <table:table-cell office:value-type="string" calcext:value-type="string">
            <text:p>SAMN07822165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3" calcext:value-type="float">
            <text:p>4640393</text:p>
          </table:table-cell>
          <table:table-cell office:value-type="float" office:value="7822165" calcext:value-type="float">
            <text:p>7822165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1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48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5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69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7</text:p>
          </table:table-cell>
          <table:table-cell office:value-type="string" calcext:value-type="string">
            <text:p>SAMN07822164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4" calcext:value-type="float">
            <text:p>4640394</text:p>
          </table:table-cell>
          <table:table-cell office:value-type="float" office:value="7822164" calcext:value-type="float">
            <text:p>7822164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2</text:p>
          </table:table-cell>
          <table:table-cell table:number-columns-repeated="2"/>
          <table:table-cell office:value-type="string" calcext:value-type="string">
            <text:p>rel- relA+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_dark_720_2</text:p>
          </table:table-cell>
          <table:table-cell office:value-type="string" calcext:value-type="string">
            <text:p>rel- relA+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6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0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8</text:p>
          </table:table-cell>
          <table:table-cell office:value-type="string" calcext:value-type="string">
            <text:p>SAMN07822163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5" calcext:value-type="float">
            <text:p>4640395</text:p>
          </table:table-cell>
          <table:table-cell office:value-type="float" office:value="7822163" calcext:value-type="float">
            <text:p>7822163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3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usk_00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usk_000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7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1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49</text:p>
          </table:table-cell>
          <table:table-cell office:value-type="string" calcext:value-type="string">
            <text:p>SAMN07822162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6" calcext:value-type="float">
            <text:p>4640396</text:p>
          </table:table-cell>
          <table:table-cell office:value-type="float" office:value="7822162" calcext:value-type="float">
            <text:p>7822162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4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0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005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8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2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0</text:p>
          </table:table-cell>
          <table:table-cell office:value-type="string" calcext:value-type="string">
            <text:p>SAMN07822161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7" calcext:value-type="float">
            <text:p>4640397</text:p>
          </table:table-cell>
          <table:table-cell office:value-type="float" office:value="7822161" calcext:value-type="float">
            <text:p>7822161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5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15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015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89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3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1</text:p>
          </table:table-cell>
          <table:table-cell office:value-type="string" calcext:value-type="string">
            <text:p>SAMN07822160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8" calcext:value-type="float">
            <text:p>4640398</text:p>
          </table:table-cell>
          <table:table-cell office:value-type="float" office:value="7822160" calcext:value-type="float">
            <text:p>7822160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6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3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030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90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4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2</text:p>
          </table:table-cell>
          <table:table-cell office:value-type="string" calcext:value-type="string">
            <text:p>SAMN07822159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399" calcext:value-type="float">
            <text:p>4640399</text:p>
          </table:table-cell>
          <table:table-cell office:value-type="float" office:value="7822159" calcext:value-type="float">
            <text:p>7822159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7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06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060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91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5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4</text:p>
          </table:table-cell>
          <table:table-cell office:value-type="string" calcext:value-type="string">
            <text:p>SAMN07822158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400" calcext:value-type="float">
            <text:p>4640400</text:p>
          </table:table-cell>
          <table:table-cell office:value-type="float" office:value="7822158" calcext:value-type="float">
            <text:p>7822158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8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1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120_2</text:p>
          </table:table-cell>
          <table:table-cell office:value-type="string" calcext:value-type="string">
            <text:p>rel- relAE335Q</text:p>
          </table:table-cell>
          <table:table-cell office:value-type="string" calcext:value-type="string">
            <text:p>BG-11</text:p>
          </table:table-cell>
          <table:table-cell table:number-columns-repeated="16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312492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6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5</text:p>
          </table:table-cell>
          <table:table-cell office:value-type="string" calcext:value-type="string">
            <text:p>SAMN07822157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401" calcext:value-type="float">
            <text:p>4640401</text:p>
          </table:table-cell>
          <table:table-cell office:value-type="float" office:value="7822157" calcext:value-type="float">
            <text:p>7822157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79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24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240_2</text:p>
          </table:table-cell>
          <table:table-cell office:value-type="string" calcext:value-type="string">
            <text:p>rel- relAE335Q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312493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7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6</text:p>
          </table:table-cell>
          <table:table-cell office:value-type="string" calcext:value-type="string">
            <text:p>SAMN07822156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402" calcext:value-type="float">
            <text:p>4640402</text:p>
          </table:table-cell>
          <table:table-cell office:value-type="float" office:value="7822156" calcext:value-type="float">
            <text:p>7822156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80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48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480_2</text:p>
          </table:table-cell>
          <table:table-cell office:value-type="string" calcext:value-type="string">
            <text:p>rel- relAE335Q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312494</text:p>
          </table:table-cell>
          <table:table-cell table:style-name="ce1" office:value-type="string" calcext:value-type="string">
            <text:p>2017-12-15 12:51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6202578</text:p>
          </table:table-cell>
          <table:table-cell office:value-type="string" calcext:value-type="string">
            <text:p>SRP120955</text:p>
          </table:table-cell>
          <table:table-cell office:value-type="string" calcext:value-type="string">
            <text:p>PRJNA415380</text:p>
          </table:table-cell>
          <table:table-cell office:value-type="float" office:value="415380" calcext:value-type="float">
            <text:p>415380</text:p>
          </table:table-cell>
          <table:table-cell office:value-type="string" calcext:value-type="string">
            <text:p>SRS2618457</text:p>
          </table:table-cell>
          <table:table-cell office:value-type="string" calcext:value-type="string">
            <text:p>SAMN07822155</text:p>
          </table:table-cell>
          <table:table-cell office:value-type="string" calcext:value-type="string">
            <text:p>SRA62264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403" calcext:value-type="float">
            <text:p>4640403</text:p>
          </table:table-cell>
          <table:table-cell office:value-type="float" office:value="7822155" calcext:value-type="float">
            <text:p>7822155</text:p>
          </table:table-cell>
          <table:table-cell office:value-type="string" calcext:value-type="string">
            <text:p>GSE105774</text:p>
          </table:table-cell>
          <table:table-cell office:value-type="string" calcext:value-type="string">
            <text:p>GSM2827781</text:p>
          </table:table-cell>
          <table:table-cell table:number-columns-repeated="2"/>
          <table:table-cell office:value-type="string" calcext:value-type="string">
            <text:p>rel- relAE335Q</text:p>
          </table:table-cell>
          <table:table-cell office:value-type="string" calcext:value-type="string">
            <text:p>ppGpp</text:p>
          </table:table-cell>
          <table:table-cell office:value-type="string" calcext:value-type="string">
            <text:p>rel_relAE335Q_dark_720</text:p>
          </table:table-cell>
          <table:table-cell office:value-type="string" calcext:value-type="string">
            <text:p>wt_dawn_000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Gpp_rel_relAE335Q_dark_720_2</text:p>
          </table:table-cell>
          <table:table-cell office:value-type="string" calcext:value-type="string">
            <text:p>rel- relAE335Q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RX359366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0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2</text:p>
          </table:table-cell>
          <table:table-cell office:value-type="string" calcext:value-type="string">
            <text:p>SAMN02362680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3" calcext:value-type="float">
            <text:p>508543</text:p>
          </table:table-cell>
          <table:table-cell office:value-type="float" office:value="2362680" calcext:value-type="float">
            <text:p>2362680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2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table:number-columns-repeated="2" office:value-type="string" calcext:value-type="string">
            <text:p>wt_24h</text:p>
          </table:table-cell>
          <table:table-cell office:value-type="string" calcext:value-type="string">
            <text:p>ZT 2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24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67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1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1</text:p>
          </table:table-cell>
          <table:table-cell office:value-type="string" calcext:value-type="string">
            <text:p>SAMN02362695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4" calcext:value-type="float">
            <text:p>508544</text:p>
          </table:table-cell>
          <table:table-cell office:value-type="float" office:value="2362695" calcext:value-type="float">
            <text:p>2362695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3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wt_28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2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28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68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2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3</text:p>
          </table:table-cell>
          <table:table-cell office:value-type="string" calcext:value-type="string">
            <text:p>SAMN02362687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5" calcext:value-type="float">
            <text:p>508545</text:p>
          </table:table-cell>
          <table:table-cell office:value-type="float" office:value="2362687" calcext:value-type="float">
            <text:p>2362687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4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wt_3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3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3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69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3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4</text:p>
          </table:table-cell>
          <table:table-cell office:value-type="string" calcext:value-type="string">
            <text:p>SAMN02362681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6" calcext:value-type="float">
            <text:p>508546</text:p>
          </table:table-cell>
          <table:table-cell office:value-type="float" office:value="2362681" calcext:value-type="float">
            <text:p>2362681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5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wt_36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3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3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0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4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5</text:p>
          </table:table-cell>
          <table:table-cell office:value-type="string" calcext:value-type="string">
            <text:p>SAMN02362692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7" calcext:value-type="float">
            <text:p>508547</text:p>
          </table:table-cell>
          <table:table-cell office:value-type="float" office:value="2362692" calcext:value-type="float">
            <text:p>2362692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6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wt_4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4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4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1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5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6</text:p>
          </table:table-cell>
          <table:table-cell office:value-type="string" calcext:value-type="string">
            <text:p>SAMN02362691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8" calcext:value-type="float">
            <text:p>508548</text:p>
          </table:table-cell>
          <table:table-cell office:value-type="float" office:value="2362691" calcext:value-type="float">
            <text:p>2362691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7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113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wt_44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ZT 4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wt_44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2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6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7</text:p>
          </table:table-cell>
          <table:table-cell office:value-type="string" calcext:value-type="string">
            <text:p>SAMN02362683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49" calcext:value-type="float">
            <text:p>508549</text:p>
          </table:table-cell>
          <table:table-cell office:value-type="float" office:value="2362683" calcext:value-type="float">
            <text:p>2362683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8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0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3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7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8</text:p>
          </table:table-cell>
          <table:table-cell office:value-type="string" calcext:value-type="string">
            <text:p>SAMN02362697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0" calcext:value-type="float">
            <text:p>508550</text:p>
          </table:table-cell>
          <table:table-cell office:value-type="float" office:value="2362697" calcext:value-type="float">
            <text:p>2362697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89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0.5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.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0.5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4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8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09</text:p>
          </table:table-cell>
          <table:table-cell office:value-type="string" calcext:value-type="string">
            <text:p>SAMN02362688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1" calcext:value-type="float">
            <text:p>508551</text:p>
          </table:table-cell>
          <table:table-cell office:value-type="float" office:value="2362688" calcext:value-type="float">
            <text:p>2362688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0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0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0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5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59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0</text:p>
          </table:table-cell>
          <table:table-cell office:value-type="string" calcext:value-type="string">
            <text:p>SAMN02362682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2" calcext:value-type="float">
            <text:p>508552</text:p>
          </table:table-cell>
          <table:table-cell office:value-type="float" office:value="2362682" calcext:value-type="float">
            <text:p>2362682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1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0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0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6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0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1</text:p>
          </table:table-cell>
          <table:table-cell office:value-type="string" calcext:value-type="string">
            <text:p>SAMN02362694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3" calcext:value-type="float">
            <text:p>508553</text:p>
          </table:table-cell>
          <table:table-cell office:value-type="float" office:value="2362694" calcext:value-type="float">
            <text:p>2362694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2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06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0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7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1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2</text:p>
          </table:table-cell>
          <table:table-cell office:value-type="string" calcext:value-type="string">
            <text:p>SAMN02362686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4" calcext:value-type="float">
            <text:p>508554</text:p>
          </table:table-cell>
          <table:table-cell office:value-type="float" office:value="2362686" calcext:value-type="float">
            <text:p>2362686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3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IPTG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IPTG_1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8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2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3</text:p>
          </table:table-cell>
          <table:table-cell office:value-type="string" calcext:value-type="string">
            <text:p>SAMN02362685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5" calcext:value-type="float">
            <text:p>508555</text:p>
          </table:table-cell>
          <table:table-cell office:value-type="float" office:value="2362685" calcext:value-type="float">
            <text:p>2362685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4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0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79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3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4</text:p>
          </table:table-cell>
          <table:table-cell office:value-type="string" calcext:value-type="string">
            <text:p>SAMN02362693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6" calcext:value-type="float">
            <text:p>508556</text:p>
          </table:table-cell>
          <table:table-cell office:value-type="float" office:value="2362693" calcext:value-type="float">
            <text:p>2362693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5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0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0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80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4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5</text:p>
          </table:table-cell>
          <table:table-cell office:value-type="string" calcext:value-type="string">
            <text:p>SAMN02362689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7" calcext:value-type="float">
            <text:p>508557</text:p>
          </table:table-cell>
          <table:table-cell office:value-type="float" office:value="2362689" calcext:value-type="float">
            <text:p>2362689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6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46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del_clck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del_clck_1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81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5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6</text:p>
          </table:table-cell>
          <table:table-cell office:value-type="string" calcext:value-type="string">
            <text:p>SAMN02362684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8" calcext:value-type="float">
            <text:p>508558</text:p>
          </table:table-cell>
          <table:table-cell office:value-type="float" office:value="2362684" calcext:value-type="float">
            <text:p>2362684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7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empty_IPTG_00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empty_IPTG_0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82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6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7</text:p>
          </table:table-cell>
          <table:table-cell office:value-type="string" calcext:value-type="string">
            <text:p>SAMN02362696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59" calcext:value-type="float">
            <text:p>508559</text:p>
          </table:table-cell>
          <table:table-cell office:value-type="float" office:value="2362696" calcext:value-type="float">
            <text:p>2362696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8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empty_IPTG_3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empty_IPTG_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359383</text:p>
          </table:table-cell>
          <table:table-cell table:style-name="ce1" office:value-type="string" calcext:value-type="string">
            <text:p>2013-12-04 16:41: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01867</text:p>
          </table:table-cell>
          <table:table-cell office:value-type="string" calcext:value-type="string">
            <text:p>SRP030395</text:p>
          </table:table-cell>
          <table:table-cell office:value-type="string" calcext:value-type="string">
            <text:p>PRJNA221220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SRS487018</text:p>
          </table:table-cell>
          <table:table-cell office:value-type="string" calcext:value-type="string">
            <text:p>SAMN02362690</text:p>
          </table:table-cell>
          <table:table-cell office:value-type="string" calcext:value-type="string">
            <text:p>SRA103947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60" calcext:value-type="float">
            <text:p>508560</text:p>
          </table:table-cell>
          <table:table-cell office:value-type="float" office:value="2362690" calcext:value-type="float">
            <text:p>2362690</text:p>
          </table:table-cell>
          <table:table-cell office:value-type="string" calcext:value-type="string">
            <text:p>GSE51112</text:p>
          </table:table-cell>
          <table:table-cell office:value-type="string" calcext:value-type="string">
            <text:p>GSM1238999</text:p>
          </table:table-cell>
          <table:table-cell office:value-type="float" office:value="24315105" calcext:value-type="float">
            <text:p>24315105</text:p>
          </table:table-cell>
          <table:table-cell office:value-type="string" calcext:value-type="string">
            <text:p>EOC339</text:p>
          </table:table-cell>
          <table:table-cell/>
          <table:table-cell office:value-type="string" calcext:value-type="string">
            <text:p>clock_exp</text:p>
          </table:table-cell>
          <table:table-cell office:value-type="string" calcext:value-type="string">
            <text:p>empty_IPTG_12h</text:p>
          </table:table-cell>
          <table:table-cell office:value-type="string" calcext:value-type="string">
            <text:p>wt_24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_exp_empty_IPTG_1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497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2</text:p>
          </table:table-cell>
          <table:table-cell office:value-type="string" calcext:value-type="string">
            <text:p>SAMN0923026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58" calcext:value-type="float">
            <text:p>5591058</text:p>
          </table:table-cell>
          <table:table-cell office:value-type="float" office:value="9230269" calcext:value-type="float">
            <text:p>923026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24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24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498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1</text:p>
          </table:table-cell>
          <table:table-cell office:value-type="string" calcext:value-type="string">
            <text:p>SAMN0923026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59" calcext:value-type="float">
            <text:p>5591059</text:p>
          </table:table-cell>
          <table:table-cell office:value-type="float" office:value="9230268" calcext:value-type="float">
            <text:p>923026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28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28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499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3</text:p>
          </table:table-cell>
          <table:table-cell office:value-type="string" calcext:value-type="string">
            <text:p>SAMN0923026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0" calcext:value-type="float">
            <text:p>5591060</text:p>
          </table:table-cell>
          <table:table-cell office:value-type="float" office:value="9230267" calcext:value-type="float">
            <text:p>923026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3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0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4</text:p>
          </table:table-cell>
          <table:table-cell office:value-type="string" calcext:value-type="string">
            <text:p>SAMN0923026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1" calcext:value-type="float">
            <text:p>5591061</text:p>
          </table:table-cell>
          <table:table-cell office:value-type="float" office:value="9230266" calcext:value-type="float">
            <text:p>923026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3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1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5</text:p>
          </table:table-cell>
          <table:table-cell office:value-type="string" calcext:value-type="string">
            <text:p>SAMN0923026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2" calcext:value-type="float">
            <text:p>5591062</text:p>
          </table:table-cell>
          <table:table-cell office:value-type="float" office:value="9230265" calcext:value-type="float">
            <text:p>923026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4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4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4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2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6</text:p>
          </table:table-cell>
          <table:table-cell office:value-type="string" calcext:value-type="string">
            <text:p>SAMN09230240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3" calcext:value-type="float">
            <text:p>5591063</text:p>
          </table:table-cell>
          <table:table-cell office:value-type="float" office:value="9230240" calcext:value-type="float">
            <text:p>9230240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44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44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sigF_44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3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7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7</text:p>
          </table:table-cell>
          <table:table-cell office:value-type="string" calcext:value-type="string">
            <text:p>SAMN0923023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4" calcext:value-type="float">
            <text:p>5591064</text:p>
          </table:table-cell>
          <table:table-cell office:value-type="float" office:value="9230239" calcext:value-type="float">
            <text:p>923023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24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24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4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8</text:p>
          </table:table-cell>
          <table:table-cell office:value-type="string" calcext:value-type="string">
            <text:p>SAMN0923023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5" calcext:value-type="float">
            <text:p>5591065</text:p>
          </table:table-cell>
          <table:table-cell office:value-type="float" office:value="9230238" calcext:value-type="float">
            <text:p>923023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2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28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8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28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5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29</text:p>
          </table:table-cell>
          <table:table-cell office:value-type="string" calcext:value-type="string">
            <text:p>SAMN0923023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6" calcext:value-type="float">
            <text:p>5591066</text:p>
          </table:table-cell>
          <table:table-cell office:value-type="float" office:value="9230237" calcext:value-type="float">
            <text:p>923023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32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06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0</text:p>
          </table:table-cell>
          <table:table-cell office:value-type="string" calcext:value-type="string">
            <text:p>SAMN0923023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7" calcext:value-type="float">
            <text:p>5591067</text:p>
          </table:table-cell>
          <table:table-cell office:value-type="float" office:value="9230236" calcext:value-type="float">
            <text:p>923023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6h_sa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36h_sa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07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1</text:p>
          </table:table-cell>
          <table:table-cell office:value-type="string" calcext:value-type="string">
            <text:p>SAMN0923023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8" calcext:value-type="float">
            <text:p>5591068</text:p>
          </table:table-cell>
          <table:table-cell office:value-type="float" office:value="9230235" calcext:value-type="float">
            <text:p>923023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6h_sb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36h_sb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08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2</text:p>
          </table:table-cell>
          <table:table-cell office:value-type="string" calcext:value-type="string">
            <text:p>SAMN0923023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69" calcext:value-type="float">
            <text:p>5591069</text:p>
          </table:table-cell>
          <table:table-cell office:value-type="float" office:value="9230234" calcext:value-type="float">
            <text:p>923023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36h_sc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36h_sc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09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3</text:p>
          </table:table-cell>
          <table:table-cell office:value-type="string" calcext:value-type="string">
            <text:p>SAMN0923023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0" calcext:value-type="float">
            <text:p>5591070</text:p>
          </table:table-cell>
          <table:table-cell office:value-type="float" office:value="9230233" calcext:value-type="float">
            <text:p>923023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4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4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40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0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4</text:p>
          </table:table-cell>
          <table:table-cell office:value-type="string" calcext:value-type="string">
            <text:p>SAMN0923027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1" calcext:value-type="float">
            <text:p>5591071</text:p>
          </table:table-cell>
          <table:table-cell office:value-type="float" office:value="9230274" calcext:value-type="float">
            <text:p>923027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sigF_44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44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sigF_44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1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6</text:p>
          </table:table-cell>
          <table:table-cell office:value-type="string" calcext:value-type="string">
            <text:p>SAMN0923027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2" calcext:value-type="float">
            <text:p>5591072</text:p>
          </table:table-cell>
          <table:table-cell office:value-type="float" office:value="9230273" calcext:value-type="float">
            <text:p>923027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table:number-columns-repeated="2"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2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5</text:p>
          </table:table-cell>
          <table:table-cell office:value-type="string" calcext:value-type="string">
            <text:p>SAMN0923027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3" calcext:value-type="float">
            <text:p>5591073</text:p>
          </table:table-cell>
          <table:table-cell office:value-type="float" office:value="9230272" calcext:value-type="float">
            <text:p>923027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0.5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3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8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7</text:p>
          </table:table-cell>
          <table:table-cell office:value-type="string" calcext:value-type="string">
            <text:p>SAMN0923027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4" calcext:value-type="float">
            <text:p>5591074</text:p>
          </table:table-cell>
          <table:table-cell office:value-type="float" office:value="9230271" calcext:value-type="float">
            <text:p>923027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4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8</text:p>
          </table:table-cell>
          <table:table-cell office:value-type="string" calcext:value-type="string">
            <text:p>SAMN0923033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5" calcext:value-type="float">
            <text:p>5591075</text:p>
          </table:table-cell>
          <table:table-cell office:value-type="float" office:value="9230337" calcext:value-type="float">
            <text:p>923033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3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5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39</text:p>
          </table:table-cell>
          <table:table-cell office:value-type="string" calcext:value-type="string">
            <text:p>SAMN0923033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6" calcext:value-type="float">
            <text:p>5591076</text:p>
          </table:table-cell>
          <table:table-cell office:value-type="float" office:value="9230336" calcext:value-type="float">
            <text:p>923033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6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6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16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0</text:p>
          </table:table-cell>
          <table:table-cell office:value-type="string" calcext:value-type="string">
            <text:p>SAMN0923033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7" calcext:value-type="float">
            <text:p>5591077</text:p>
          </table:table-cell>
          <table:table-cell office:value-type="float" office:value="9230335" calcext:value-type="float">
            <text:p>923033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9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17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1</text:p>
          </table:table-cell>
          <table:table-cell office:value-type="string" calcext:value-type="string">
            <text:p>SAMN0923033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8" calcext:value-type="float">
            <text:p>5591078</text:p>
          </table:table-cell>
          <table:table-cell office:value-type="float" office:value="9230334" calcext:value-type="float">
            <text:p>923033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12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Fctr_delKaiRpaA_12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18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2</text:p>
          </table:table-cell>
          <table:table-cell office:value-type="string" calcext:value-type="string">
            <text:p>SAMN0923033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79" calcext:value-type="float">
            <text:p>5591079</text:p>
          </table:table-cell>
          <table:table-cell office:value-type="float" office:value="9230333" calcext:value-type="float">
            <text:p>923033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table:number-columns-repeated="2"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0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19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3</text:p>
          </table:table-cell>
          <table:table-cell office:value-type="string" calcext:value-type="string">
            <text:p>SAMN0923033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0" calcext:value-type="float">
            <text:p>5591080</text:p>
          </table:table-cell>
          <table:table-cell office:value-type="float" office:value="9230332" calcext:value-type="float">
            <text:p>923033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0.5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0.5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20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4</text:p>
          </table:table-cell>
          <table:table-cell office:value-type="string" calcext:value-type="string">
            <text:p>SAMN0923033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1" calcext:value-type="float">
            <text:p>5591081</text:p>
          </table:table-cell>
          <table:table-cell office:value-type="float" office:value="9230331" calcext:value-type="float">
            <text:p>923033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2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2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21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5</text:p>
          </table:table-cell>
          <table:table-cell office:value-type="string" calcext:value-type="string">
            <text:p>SAMN09230330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2" calcext:value-type="float">
            <text:p>5591082</text:p>
          </table:table-cell>
          <table:table-cell office:value-type="float" office:value="9230330" calcext:value-type="float">
            <text:p>9230330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3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3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22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6</text:p>
          </table:table-cell>
          <table:table-cell office:value-type="string" calcext:value-type="string">
            <text:p>SAMN0923032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3" calcext:value-type="float">
            <text:p>5591083</text:p>
          </table:table-cell>
          <table:table-cell office:value-type="float" office:value="9230329" calcext:value-type="float">
            <text:p>923032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6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23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79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7</text:p>
          </table:table-cell>
          <table:table-cell office:value-type="string" calcext:value-type="string">
            <text:p>SAMN0923032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4" calcext:value-type="float">
            <text:p>5591084</text:p>
          </table:table-cell>
          <table:table-cell office:value-type="float" office:value="9230328" calcext:value-type="float">
            <text:p>923032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9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9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24</text:p>
          </table:table-cell>
          <table:table-cell table:style-name="ce1" office:value-type="string" calcext:value-type="string">
            <text:p>2019-05-20 16:28:4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8</text:p>
          </table:table-cell>
          <table:table-cell office:value-type="string" calcext:value-type="string">
            <text:p>SAMN0923032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5" calcext:value-type="float">
            <text:p>5591085</text:p>
          </table:table-cell>
          <table:table-cell office:value-type="float" office:value="9230327" calcext:value-type="float">
            <text:p>923032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4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KaiRpaA_12h</text:p>
          </table:table-cell>
          <table:table-cell office:value-type="string" calcext:value-type="string">
            <text:p>delKaiRpaA_0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gFctr_delKaiRpaA_12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25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49</text:p>
          </table:table-cell>
          <table:table-cell office:value-type="string" calcext:value-type="string">
            <text:p>SAMN0923032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6" calcext:value-type="float">
            <text:p>5591086</text:p>
          </table:table-cell>
          <table:table-cell office:value-type="float" office:value="9230326" calcext:value-type="float">
            <text:p>923032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26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0</text:p>
          </table:table-cell>
          <table:table-cell office:value-type="string" calcext:value-type="string">
            <text:p>SAMN0923032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7" calcext:value-type="float">
            <text:p>5591087</text:p>
          </table:table-cell>
          <table:table-cell office:value-type="float" office:value="9230325" calcext:value-type="float">
            <text:p>923032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0.5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27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1</text:p>
          </table:table-cell>
          <table:table-cell office:value-type="string" calcext:value-type="string">
            <text:p>SAMN0923032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8" calcext:value-type="float">
            <text:p>5591088</text:p>
          </table:table-cell>
          <table:table-cell office:value-type="float" office:value="9230324" calcext:value-type="float">
            <text:p>923032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28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2</text:p>
          </table:table-cell>
          <table:table-cell office:value-type="string" calcext:value-type="string">
            <text:p>SAMN0923032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89" calcext:value-type="float">
            <text:p>5591089</text:p>
          </table:table-cell>
          <table:table-cell office:value-type="float" office:value="9230323" calcext:value-type="float">
            <text:p>923032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29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3</text:p>
          </table:table-cell>
          <table:table-cell office:value-type="string" calcext:value-type="string">
            <text:p>SAMN0923032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0" calcext:value-type="float">
            <text:p>5591090</text:p>
          </table:table-cell>
          <table:table-cell office:value-type="float" office:value="9230322" calcext:value-type="float">
            <text:p>923032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0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4</text:p>
          </table:table-cell>
          <table:table-cell office:value-type="string" calcext:value-type="string">
            <text:p>SAMN0923032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1" calcext:value-type="float">
            <text:p>5591091</text:p>
          </table:table-cell>
          <table:table-cell office:value-type="float" office:value="9230321" calcext:value-type="float">
            <text:p>923032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9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1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5</text:p>
          </table:table-cell>
          <table:table-cell office:value-type="string" calcext:value-type="string">
            <text:p>SAMN09230320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2" calcext:value-type="float">
            <text:p>5591092</text:p>
          </table:table-cell>
          <table:table-cell office:value-type="float" office:value="9230320" calcext:value-type="float">
            <text:p>9230320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12h_sa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12h_sa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32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6</text:p>
          </table:table-cell>
          <table:table-cell office:value-type="string" calcext:value-type="string">
            <text:p>SAMN0923031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3" calcext:value-type="float">
            <text:p>5591093</text:p>
          </table:table-cell>
          <table:table-cell office:value-type="float" office:value="9230319" calcext:value-type="float">
            <text:p>923031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12h_sb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2_12h_sb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33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0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7</text:p>
          </table:table-cell>
          <table:table-cell office:value-type="string" calcext:value-type="string">
            <text:p>SAMN0923031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4" calcext:value-type="float">
            <text:p>5591094</text:p>
          </table:table-cell>
          <table:table-cell office:value-type="float" office:value="9230318" calcext:value-type="float">
            <text:p>923031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0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4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8</text:p>
          </table:table-cell>
          <table:table-cell office:value-type="string" calcext:value-type="string">
            <text:p>SAMN0923031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5" calcext:value-type="float">
            <text:p>5591095</text:p>
          </table:table-cell>
          <table:table-cell office:value-type="float" office:value="9230317" calcext:value-type="float">
            <text:p>923031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5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0.5_sa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0.5_sa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35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59</text:p>
          </table:table-cell>
          <table:table-cell office:value-type="string" calcext:value-type="string">
            <text:p>SAMN0923031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6" calcext:value-type="float">
            <text:p>5591096</text:p>
          </table:table-cell>
          <table:table-cell office:value-type="float" office:value="9230316" calcext:value-type="float">
            <text:p>923031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0.5_sb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0.5_sb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36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0</text:p>
          </table:table-cell>
          <table:table-cell office:value-type="string" calcext:value-type="string">
            <text:p>SAMN0923031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7" calcext:value-type="float">
            <text:p>5591097</text:p>
          </table:table-cell>
          <table:table-cell office:value-type="float" office:value="9230315" calcext:value-type="float">
            <text:p>923031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2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7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1</text:p>
          </table:table-cell>
          <table:table-cell office:value-type="string" calcext:value-type="string">
            <text:p>SAMN0923031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8" calcext:value-type="float">
            <text:p>5591098</text:p>
          </table:table-cell>
          <table:table-cell office:value-type="float" office:value="9230314" calcext:value-type="float">
            <text:p>923031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3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8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2</text:p>
          </table:table-cell>
          <table:table-cell office:value-type="string" calcext:value-type="string">
            <text:p>SAMN0923031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099" calcext:value-type="float">
            <text:p>5591099</text:p>
          </table:table-cell>
          <table:table-cell office:value-type="float" office:value="9230313" calcext:value-type="float">
            <text:p>923031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6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39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3</text:p>
          </table:table-cell>
          <table:table-cell office:value-type="string" calcext:value-type="string">
            <text:p>SAMN0923031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0" calcext:value-type="float">
            <text:p>5591100</text:p>
          </table:table-cell>
          <table:table-cell office:value-type="float" office:value="9230312" calcext:value-type="float">
            <text:p>923031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9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0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4</text:p>
          </table:table-cell>
          <table:table-cell office:value-type="string" calcext:value-type="string">
            <text:p>SAMN0923018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1" calcext:value-type="float">
            <text:p>5591101</text:p>
          </table:table-cell>
          <table:table-cell office:value-type="float" office:value="9230184" calcext:value-type="float">
            <text:p>923018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2_1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2_12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1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5</text:p>
          </table:table-cell>
          <table:table-cell office:value-type="string" calcext:value-type="string">
            <text:p>SAMN0923018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2" calcext:value-type="float">
            <text:p>5591102</text:p>
          </table:table-cell>
          <table:table-cell office:value-type="float" office:value="9230183" calcext:value-type="float">
            <text:p>923018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0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42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6</text:p>
          </table:table-cell>
          <table:table-cell office:value-type="string" calcext:value-type="string">
            <text:p>SAMN0923018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3" calcext:value-type="float">
            <text:p>5591103</text:p>
          </table:table-cell>
          <table:table-cell office:value-type="float" office:value="9230182" calcext:value-type="float">
            <text:p>923018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0.5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3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1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7</text:p>
          </table:table-cell>
          <table:table-cell office:value-type="string" calcext:value-type="string">
            <text:p>SAMN0923024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4" calcext:value-type="float">
            <text:p>5591104</text:p>
          </table:table-cell>
          <table:table-cell office:value-type="float" office:value="9230241" calcext:value-type="float">
            <text:p>923024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4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8</text:p>
          </table:table-cell>
          <table:table-cell office:value-type="string" calcext:value-type="string">
            <text:p>SAMN0923018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5" calcext:value-type="float">
            <text:p>5591105</text:p>
          </table:table-cell>
          <table:table-cell office:value-type="float" office:value="9230181" calcext:value-type="float">
            <text:p>923018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6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5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0</text:p>
          </table:table-cell>
          <table:table-cell office:value-type="string" calcext:value-type="string">
            <text:p>SAMN0923020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6" calcext:value-type="float">
            <text:p>5591106</text:p>
          </table:table-cell>
          <table:table-cell office:value-type="float" office:value="9230208" calcext:value-type="float">
            <text:p>923020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6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69</text:p>
          </table:table-cell>
          <table:table-cell office:value-type="string" calcext:value-type="string">
            <text:p>SAMN0923020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7" calcext:value-type="float">
            <text:p>5591107</text:p>
          </table:table-cell>
          <table:table-cell office:value-type="float" office:value="9230207" calcext:value-type="float">
            <text:p>923020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9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7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1</text:p>
          </table:table-cell>
          <table:table-cell office:value-type="string" calcext:value-type="string">
            <text:p>SAMN0923020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8" calcext:value-type="float">
            <text:p>5591108</text:p>
          </table:table-cell>
          <table:table-cell office:value-type="float" office:value="9230206" calcext:value-type="float">
            <text:p>923020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1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6_12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48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2</text:p>
          </table:table-cell>
          <table:table-cell office:value-type="string" calcext:value-type="string">
            <text:p>SAMN0923020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09" calcext:value-type="float">
            <text:p>5591109</text:p>
          </table:table-cell>
          <table:table-cell office:value-type="float" office:value="9230205" calcext:value-type="float">
            <text:p>923020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0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49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3</text:p>
          </table:table-cell>
          <table:table-cell office:value-type="string" calcext:value-type="string">
            <text:p>SAMN0923020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0" calcext:value-type="float">
            <text:p>5591110</text:p>
          </table:table-cell>
          <table:table-cell office:value-type="float" office:value="9230204" calcext:value-type="float">
            <text:p>923020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0.5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50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4</text:p>
          </table:table-cell>
          <table:table-cell office:value-type="string" calcext:value-type="string">
            <text:p>SAMN0923020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1" calcext:value-type="float">
            <text:p>5591111</text:p>
          </table:table-cell>
          <table:table-cell office:value-type="float" office:value="9230203" calcext:value-type="float">
            <text:p>923020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2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51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5</text:p>
          </table:table-cell>
          <table:table-cell office:value-type="string" calcext:value-type="string">
            <text:p>SAMN0923020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2" calcext:value-type="float">
            <text:p>5591112</text:p>
          </table:table-cell>
          <table:table-cell office:value-type="float" office:value="9230202" calcext:value-type="float">
            <text:p>923020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3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2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6</text:p>
          </table:table-cell>
          <table:table-cell office:value-type="string" calcext:value-type="string">
            <text:p>SAMN0923020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3" calcext:value-type="float">
            <text:p>5591113</text:p>
          </table:table-cell>
          <table:table-cell office:value-type="float" office:value="9230201" calcext:value-type="float">
            <text:p>923020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6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3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2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7</text:p>
          </table:table-cell>
          <table:table-cell office:value-type="string" calcext:value-type="string">
            <text:p>SAMN09230200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4" calcext:value-type="float">
            <text:p>5591114</text:p>
          </table:table-cell>
          <table:table-cell office:value-type="float" office:value="9230200" calcext:value-type="float">
            <text:p>9230200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9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54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8</text:p>
          </table:table-cell>
          <table:table-cell office:value-type="string" calcext:value-type="string">
            <text:p>SAMN0923019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5" calcext:value-type="float">
            <text:p>5591115</text:p>
          </table:table-cell>
          <table:table-cell office:value-type="float" office:value="9230199" calcext:value-type="float">
            <text:p>923019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7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6_1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6_12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55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79</text:p>
          </table:table-cell>
          <table:table-cell office:value-type="string" calcext:value-type="string">
            <text:p>SAMN0923019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6" calcext:value-type="float">
            <text:p>5591116</text:p>
          </table:table-cell>
          <table:table-cell office:value-type="float" office:value="9230198" calcext:value-type="float">
            <text:p>923019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0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6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0</text:p>
          </table:table-cell>
          <table:table-cell office:value-type="string" calcext:value-type="string">
            <text:p>SAMN0923019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7" calcext:value-type="float">
            <text:p>5591117</text:p>
          </table:table-cell>
          <table:table-cell office:value-type="float" office:value="9230197" calcext:value-type="float">
            <text:p>923019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0.5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7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1</text:p>
          </table:table-cell>
          <table:table-cell office:value-type="string" calcext:value-type="string">
            <text:p>SAMN0923019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8" calcext:value-type="float">
            <text:p>5591118</text:p>
          </table:table-cell>
          <table:table-cell office:value-type="float" office:value="9230196" calcext:value-type="float">
            <text:p>923019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8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2</text:p>
          </table:table-cell>
          <table:table-cell office:value-type="string" calcext:value-type="string">
            <text:p>SAMN0923019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19" calcext:value-type="float">
            <text:p>5591119</text:p>
          </table:table-cell>
          <table:table-cell office:value-type="float" office:value="9230195" calcext:value-type="float">
            <text:p>923019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3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59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5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3</text:p>
          </table:table-cell>
          <table:table-cell office:value-type="string" calcext:value-type="string">
            <text:p>SAMN09230194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0" calcext:value-type="float">
            <text:p>5591120</text:p>
          </table:table-cell>
          <table:table-cell office:value-type="float" office:value="9230194" calcext:value-type="float">
            <text:p>9230194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4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6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0</text:p>
          </table:table-cell>
          <table:table-cell table:style-name="ce1" office:value-type="string" calcext:value-type="string">
            <text:p>2019-05-20 16:28:4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6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4</text:p>
          </table:table-cell>
          <table:table-cell office:value-type="string" calcext:value-type="string">
            <text:p>SAMN09230193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1" calcext:value-type="float">
            <text:p>5591121</text:p>
          </table:table-cell>
          <table:table-cell office:value-type="float" office:value="9230193" calcext:value-type="float">
            <text:p>9230193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5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9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1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7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5</text:p>
          </table:table-cell>
          <table:table-cell office:value-type="string" calcext:value-type="string">
            <text:p>SAMN09230192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2" calcext:value-type="float">
            <text:p>5591122</text:p>
          </table:table-cell>
          <table:table-cell office:value-type="float" office:value="9230192" calcext:value-type="float">
            <text:p>9230192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6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1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Fctr_del_rpoD5_1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2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8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6</text:p>
          </table:table-cell>
          <table:table-cell office:value-type="string" calcext:value-type="string">
            <text:p>SAMN09230191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3" calcext:value-type="float">
            <text:p>5591123</text:p>
          </table:table-cell>
          <table:table-cell office:value-type="float" office:value="9230191" calcext:value-type="float">
            <text:p>9230191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7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0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0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63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39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7</text:p>
          </table:table-cell>
          <table:table-cell office:value-type="string" calcext:value-type="string">
            <text:p>SAMN09230190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4" calcext:value-type="float">
            <text:p>5591124</text:p>
          </table:table-cell>
          <table:table-cell office:value-type="float" office:value="9230190" calcext:value-type="float">
            <text:p>9230190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8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0.5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0.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0.5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4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40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8</text:p>
          </table:table-cell>
          <table:table-cell office:value-type="string" calcext:value-type="string">
            <text:p>SAMN09230189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5" calcext:value-type="float">
            <text:p>5591125</text:p>
          </table:table-cell>
          <table:table-cell office:value-type="float" office:value="9230189" calcext:value-type="float">
            <text:p>9230189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89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2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5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41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89</text:p>
          </table:table-cell>
          <table:table-cell office:value-type="string" calcext:value-type="string">
            <text:p>SAMN09230188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6" calcext:value-type="float">
            <text:p>5591126</text:p>
          </table:table-cell>
          <table:table-cell office:value-type="float" office:value="9230188" calcext:value-type="float">
            <text:p>9230188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90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3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3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3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6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42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90</text:p>
          </table:table-cell>
          <table:table-cell office:value-type="string" calcext:value-type="string">
            <text:p>SAMN09230187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7" calcext:value-type="float">
            <text:p>5591127</text:p>
          </table:table-cell>
          <table:table-cell office:value-type="float" office:value="9230187" calcext:value-type="float">
            <text:p>9230187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91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6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6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4105567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43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91</text:p>
          </table:table-cell>
          <table:table-cell office:value-type="string" calcext:value-type="string">
            <text:p>SAMN09230186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8" calcext:value-type="float">
            <text:p>5591128</text:p>
          </table:table-cell>
          <table:table-cell office:value-type="float" office:value="9230186" calcext:value-type="float">
            <text:p>9230186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92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9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9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9h_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4105568</text:p>
          </table:table-cell>
          <table:table-cell table:style-name="ce1" office:value-type="string" calcext:value-type="string">
            <text:p>2019-05-20 16:28:4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R7188844</text:p>
          </table:table-cell>
          <table:table-cell office:value-type="string" calcext:value-type="string">
            <text:p>SRP148555</text:p>
          </table:table-cell>
          <table:table-cell office:value-type="string" calcext:value-type="string">
            <text:p>PRJNA472248</text:p>
          </table:table-cell>
          <table:table-cell office:value-type="float" office:value="472248" calcext:value-type="float">
            <text:p>472248</text:p>
          </table:table-cell>
          <table:table-cell office:value-type="string" calcext:value-type="string">
            <text:p>SRS3321392</text:p>
          </table:table-cell>
          <table:table-cell office:value-type="string" calcext:value-type="string">
            <text:p>SAMN09230185</text:p>
          </table:table-cell>
          <table:table-cell office:value-type="string" calcext:value-type="string">
            <text:p>SRA70799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1129" calcext:value-type="float">
            <text:p>5591129</text:p>
          </table:table-cell>
          <table:table-cell office:value-type="float" office:value="9230185" calcext:value-type="float">
            <text:p>9230185</text:p>
          </table:table-cell>
          <table:table-cell office:value-type="string" calcext:value-type="string">
            <text:p>GSE114693</text:p>
          </table:table-cell>
          <table:table-cell office:value-type="string" calcext:value-type="string">
            <text:p>GSM3147493</text:p>
          </table:table-cell>
          <table:table-cell table:number-columns-repeated="3"/>
          <table:table-cell office:value-type="string" calcext:value-type="string">
            <text:p>sigFctr</text:p>
          </table:table-cell>
          <table:table-cell office:value-type="string" calcext:value-type="string">
            <text:p>del_rpoD5_12h</text:p>
          </table:table-cell>
          <table:table-cell office:value-type="string" calcext:value-type="string">
            <text:p>delKaiRpaA_0h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Fctr_del_rpoD5_12h_2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5055969</text:p>
          </table:table-cell>
          <table:table-cell table:style-name="ce1" office:value-type="string" calcext:value-type="string">
            <text:p>2018-12-27 16:56:2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8237705</text:p>
          </table:table-cell>
          <table:table-cell office:value-type="string" calcext:value-type="string">
            <text:p>SRP170141</text:p>
          </table:table-cell>
          <table:table-cell office:value-type="string" calcext:value-type="string">
            <text:p>PRJNA506580</text:p>
          </table:table-cell>
          <table:table-cell office:value-type="float" office:value="506580" calcext:value-type="float">
            <text:p>506580</text:p>
          </table:table-cell>
          <table:table-cell office:value-type="string" calcext:value-type="string">
            <text:p>SRS4072650</text:p>
          </table:table-cell>
          <table:table-cell office:value-type="string" calcext:value-type="string">
            <text:p>SAMN10463699</text:p>
          </table:table-cell>
          <table:table-cell office:value-type="string" calcext:value-type="string">
            <text:p>SRA81413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656" calcext:value-type="float">
            <text:p>6809656</text:p>
          </table:table-cell>
          <table:table-cell office:value-type="float" office:value="10463699" calcext:value-type="float">
            <text:p>10463699</text:p>
          </table:table-cell>
          <table:table-cell office:value-type="string" calcext:value-type="string">
            <text:p>GSE122841</text:p>
          </table:table-cell>
          <table:table-cell office:value-type="string" calcext:value-type="string">
            <text:p>GSM3486865</text:p>
          </table:table-cell>
          <table:table-cell office:value-type="float" office:value="30619416" calcext:value-type="float">
            <text:p>30619416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H2O2</text:p>
          </table:table-cell>
          <table:table-cell table:number-columns-repeated="2" office:value-type="string" calcext:value-type="string">
            <text:p>wt_normal_48h</text:p>
          </table:table-cell>
          <table:table-cell office:value-type="string" calcext:value-type="string">
            <text:p>4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O2_wt_normal_48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5055970</text:p>
          </table:table-cell>
          <table:table-cell table:style-name="ce1" office:value-type="string" calcext:value-type="string">
            <text:p>2018-12-27 16:56:2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8237706</text:p>
          </table:table-cell>
          <table:table-cell office:value-type="string" calcext:value-type="string">
            <text:p>SRP170141</text:p>
          </table:table-cell>
          <table:table-cell office:value-type="string" calcext:value-type="string">
            <text:p>PRJNA506580</text:p>
          </table:table-cell>
          <table:table-cell office:value-type="float" office:value="506580" calcext:value-type="float">
            <text:p>506580</text:p>
          </table:table-cell>
          <table:table-cell office:value-type="string" calcext:value-type="string">
            <text:p>SRS4072651</text:p>
          </table:table-cell>
          <table:table-cell office:value-type="string" calcext:value-type="string">
            <text:p>SAMN10463698</text:p>
          </table:table-cell>
          <table:table-cell office:value-type="string" calcext:value-type="string">
            <text:p>SRA81413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657" calcext:value-type="float">
            <text:p>6809657</text:p>
          </table:table-cell>
          <table:table-cell office:value-type="float" office:value="10463698" calcext:value-type="float">
            <text:p>10463698</text:p>
          </table:table-cell>
          <table:table-cell office:value-type="string" calcext:value-type="string">
            <text:p>GSE122841</text:p>
          </table:table-cell>
          <table:table-cell office:value-type="string" calcext:value-type="string">
            <text:p>GSM3486866</text:p>
          </table:table-cell>
          <table:table-cell office:value-type="float" office:value="30619416" calcext:value-type="float">
            <text:p>30619416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H2O2</text:p>
          </table:table-cell>
          <table:table-cell office:value-type="string" calcext:value-type="string">
            <text:p>wt_stressed_48h</text:p>
          </table:table-cell>
          <table:table-cell office:value-type="string" calcext:value-type="string">
            <text:p>wt_normal_48h</text:p>
          </table:table-cell>
          <table:table-cell office:value-type="string" calcext:value-type="string">
            <text:p>4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O2_wt_stressed_48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5055971</text:p>
          </table:table-cell>
          <table:table-cell table:style-name="ce1" office:value-type="string" calcext:value-type="string">
            <text:p>2018-12-27 16:56:2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8237707</text:p>
          </table:table-cell>
          <table:table-cell office:value-type="string" calcext:value-type="string">
            <text:p>SRP170141</text:p>
          </table:table-cell>
          <table:table-cell office:value-type="string" calcext:value-type="string">
            <text:p>PRJNA506580</text:p>
          </table:table-cell>
          <table:table-cell office:value-type="float" office:value="506580" calcext:value-type="float">
            <text:p>506580</text:p>
          </table:table-cell>
          <table:table-cell office:value-type="string" calcext:value-type="string">
            <text:p>SRS4072652</text:p>
          </table:table-cell>
          <table:table-cell office:value-type="string" calcext:value-type="string">
            <text:p>SAMN10463697</text:p>
          </table:table-cell>
          <table:table-cell office:value-type="string" calcext:value-type="string">
            <text:p>SRA81413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658" calcext:value-type="float">
            <text:p>6809658</text:p>
          </table:table-cell>
          <table:table-cell office:value-type="float" office:value="10463697" calcext:value-type="float">
            <text:p>10463697</text:p>
          </table:table-cell>
          <table:table-cell office:value-type="string" calcext:value-type="string">
            <text:p>GSE122841</text:p>
          </table:table-cell>
          <table:table-cell office:value-type="string" calcext:value-type="string">
            <text:p>GSM3486867</text:p>
          </table:table-cell>
          <table:table-cell office:value-type="float" office:value="30619416" calcext:value-type="float">
            <text:p>30619416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H2O2</text:p>
          </table:table-cell>
          <table:table-cell office:value-type="string" calcext:value-type="string">
            <text:p>OsTPX_normal_48h</text:p>
          </table:table-cell>
          <table:table-cell office:value-type="string" calcext:value-type="string">
            <text:p>wt_normal_48h</text:p>
          </table:table-cell>
          <table:table-cell office:value-type="string" calcext:value-type="string">
            <text:p>4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O2_OsTPX_normal_48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5055972</text:p>
          </table:table-cell>
          <table:table-cell table:style-name="ce1" office:value-type="string" calcext:value-type="string">
            <text:p>2018-12-27 16:56:2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8237708</text:p>
          </table:table-cell>
          <table:table-cell office:value-type="string" calcext:value-type="string">
            <text:p>SRP170141</text:p>
          </table:table-cell>
          <table:table-cell office:value-type="string" calcext:value-type="string">
            <text:p>PRJNA506580</text:p>
          </table:table-cell>
          <table:table-cell office:value-type="float" office:value="506580" calcext:value-type="float">
            <text:p>506580</text:p>
          </table:table-cell>
          <table:table-cell office:value-type="string" calcext:value-type="string">
            <text:p>SRS4072653</text:p>
          </table:table-cell>
          <table:table-cell office:value-type="string" calcext:value-type="string">
            <text:p>SAMN10463696</text:p>
          </table:table-cell>
          <table:table-cell office:value-type="string" calcext:value-type="string">
            <text:p>SRA814135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9659" calcext:value-type="float">
            <text:p>6809659</text:p>
          </table:table-cell>
          <table:table-cell office:value-type="float" office:value="10463696" calcext:value-type="float">
            <text:p>10463696</text:p>
          </table:table-cell>
          <table:table-cell office:value-type="string" calcext:value-type="string">
            <text:p>GSE122841</text:p>
          </table:table-cell>
          <table:table-cell office:value-type="string" calcext:value-type="string">
            <text:p>GSM3486868</text:p>
          </table:table-cell>
          <table:table-cell office:value-type="float" office:value="30619416" calcext:value-type="float">
            <text:p>30619416</text:p>
          </table:table-cell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H2O2</text:p>
          </table:table-cell>
          <table:table-cell office:value-type="string" calcext:value-type="string">
            <text:p>OsTPX_stressed_48h</text:p>
          </table:table-cell>
          <table:table-cell office:value-type="string" calcext:value-type="string">
            <text:p>wt_normal_48h</text:p>
          </table:table-cell>
          <table:table-cell office:value-type="string" calcext:value-type="string">
            <text:p>48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O2_OsTPX_stressed_48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689242</text:p>
          </table:table-cell>
          <table:table-cell table:number-columns-repeated="12"/>
          <table:table-cell office:value-type="string" calcext:value-type="string">
            <text:p>PRJNA259562</text:p>
          </table:table-cell>
          <table:table-cell table:number-columns-repeated="4"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9"/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New_unknown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7119038</text:p>
          </table:table-cell>
          <table:table-cell table:style-name="ce1" office:value-type="string" calcext:value-type="string">
            <text:p>2019-11-28 21:32:19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421010</text:p>
          </table:table-cell>
          <table:table-cell office:value-type="string" calcext:value-type="string">
            <text:p>SRP229334</text:p>
          </table:table-cell>
          <table:table-cell office:value-type="string" calcext:value-type="string">
            <text:p>PRJNA588336</text:p>
          </table:table-cell>
          <table:table-cell office:value-type="float" office:value="588336" calcext:value-type="float">
            <text:p>588336</text:p>
          </table:table-cell>
          <table:table-cell office:value-type="string" calcext:value-type="string">
            <text:p>SRS5629179</text:p>
          </table:table-cell>
          <table:table-cell office:value-type="string" calcext:value-type="string">
            <text:p>SAMN13241840</text:p>
          </table:table-cell>
          <table:table-cell office:value-type="string" calcext:value-type="string">
            <text:p>SRA99356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9392" calcext:value-type="float">
            <text:p>9359392</text:p>
          </table:table-cell>
          <table:table-cell office:value-type="float" office:value="13241840" calcext:value-type="float">
            <text:p>13241840</text:p>
          </table:table-cell>
          <table:table-cell office:value-type="string" calcext:value-type="string">
            <text:p>GSE140121</text:p>
          </table:table-cell>
          <table:table-cell office:value-type="string" calcext:value-type="string">
            <text:p>GSM4154628</text:p>
          </table:table-cell>
          <table:table-cell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GSH</text:p>
          </table:table-cell>
          <table:table-cell table:number-columns-repeated="2" office:value-type="string" calcext:value-type="string">
            <text:p>wt_normal_2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_wt_normal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7119039</text:p>
          </table:table-cell>
          <table:table-cell table:style-name="ce1" office:value-type="string" calcext:value-type="string">
            <text:p>2019-11-28 21:32:19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421011</text:p>
          </table:table-cell>
          <table:table-cell office:value-type="string" calcext:value-type="string">
            <text:p>SRP229334</text:p>
          </table:table-cell>
          <table:table-cell office:value-type="string" calcext:value-type="string">
            <text:p>PRJNA588336</text:p>
          </table:table-cell>
          <table:table-cell office:value-type="float" office:value="588336" calcext:value-type="float">
            <text:p>588336</text:p>
          </table:table-cell>
          <table:table-cell office:value-type="string" calcext:value-type="string">
            <text:p>SRS5629180</text:p>
          </table:table-cell>
          <table:table-cell office:value-type="string" calcext:value-type="string">
            <text:p>SAMN13241839</text:p>
          </table:table-cell>
          <table:table-cell office:value-type="string" calcext:value-type="string">
            <text:p>SRA99356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9393" calcext:value-type="float">
            <text:p>9359393</text:p>
          </table:table-cell>
          <table:table-cell office:value-type="float" office:value="13241839" calcext:value-type="float">
            <text:p>13241839</text:p>
          </table:table-cell>
          <table:table-cell office:value-type="string" calcext:value-type="string">
            <text:p>GSE140121</text:p>
          </table:table-cell>
          <table:table-cell office:value-type="string" calcext:value-type="string">
            <text:p>GSM4154629</text:p>
          </table:table-cell>
          <table:table-cell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GSH</text:p>
          </table:table-cell>
          <table:table-cell office:value-type="string" calcext:value-type="string">
            <text:p>wt_stressed_2h</text:p>
          </table:table-cell>
          <table:table-cell office:value-type="string" calcext:value-type="string">
            <text:p>wt_normal_2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_wt_stressed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7119040</text:p>
          </table:table-cell>
          <table:table-cell table:style-name="ce1" office:value-type="string" calcext:value-type="string">
            <text:p>2019-11-28 21:32:19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421012</text:p>
          </table:table-cell>
          <table:table-cell office:value-type="string" calcext:value-type="string">
            <text:p>SRP229334</text:p>
          </table:table-cell>
          <table:table-cell office:value-type="string" calcext:value-type="string">
            <text:p>PRJNA588336</text:p>
          </table:table-cell>
          <table:table-cell office:value-type="float" office:value="588336" calcext:value-type="float">
            <text:p>588336</text:p>
          </table:table-cell>
          <table:table-cell office:value-type="string" calcext:value-type="string">
            <text:p>SRS5629181</text:p>
          </table:table-cell>
          <table:table-cell office:value-type="string" calcext:value-type="string">
            <text:p>SAMN13241838</text:p>
          </table:table-cell>
          <table:table-cell office:value-type="string" calcext:value-type="string">
            <text:p>SRA99356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9394" calcext:value-type="float">
            <text:p>9359394</text:p>
          </table:table-cell>
          <table:table-cell office:value-type="float" office:value="13241838" calcext:value-type="float">
            <text:p>13241838</text:p>
          </table:table-cell>
          <table:table-cell office:value-type="string" calcext:value-type="string">
            <text:p>GSE140121</text:p>
          </table:table-cell>
          <table:table-cell office:value-type="string" calcext:value-type="string">
            <text:p>GSM4154630</text:p>
          </table:table-cell>
          <table:table-cell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GSH</text:p>
          </table:table-cell>
          <table:table-cell office:value-type="string" calcext:value-type="string">
            <text:p>OsDHAR_normal_2h</text:p>
          </table:table-cell>
          <table:table-cell office:value-type="string" calcext:value-type="string">
            <text:p>wt_normal_2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_OsDHAR_normal_2h_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RX7119041</text:p>
          </table:table-cell>
          <table:table-cell table:style-name="ce1" office:value-type="string" calcext:value-type="string">
            <text:p>2019-11-28 21:32:19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R10421013</text:p>
          </table:table-cell>
          <table:table-cell office:value-type="string" calcext:value-type="string">
            <text:p>SRP229334</text:p>
          </table:table-cell>
          <table:table-cell office:value-type="string" calcext:value-type="string">
            <text:p>PRJNA588336</text:p>
          </table:table-cell>
          <table:table-cell office:value-type="float" office:value="588336" calcext:value-type="float">
            <text:p>588336</text:p>
          </table:table-cell>
          <table:table-cell office:value-type="string" calcext:value-type="string">
            <text:p>SRS5629182</text:p>
          </table:table-cell>
          <table:table-cell office:value-type="string" calcext:value-type="string">
            <text:p>SAMN13241837</text:p>
          </table:table-cell>
          <table:table-cell office:value-type="string" calcext:value-type="string">
            <text:p>SRA993563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G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9395" calcext:value-type="float">
            <text:p>9359395</text:p>
          </table:table-cell>
          <table:table-cell office:value-type="float" office:value="13241837" calcext:value-type="float">
            <text:p>13241837</text:p>
          </table:table-cell>
          <table:table-cell office:value-type="string" calcext:value-type="string">
            <text:p>GSE140121</text:p>
          </table:table-cell>
          <table:table-cell office:value-type="string" calcext:value-type="string">
            <text:p>GSM4154631</text:p>
          </table:table-cell>
          <table:table-cell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GSH</text:p>
          </table:table-cell>
          <table:table-cell office:value-type="string" calcext:value-type="string">
            <text:p>OsDHAR_stressed_2h</text:p>
          </table:table-cell>
          <table:table-cell office:value-type="string" calcext:value-type="string">
            <text:p>wt_normal_2h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_OsDHAR_stressed_2h_1</text:p>
          </table:table-cell>
          <table:table-cell table:number-columns-repeated="18"/>
          <table:table-cell table:number-columns-repeated="3" table:style-name="ce1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RX8650808</text:p>
          </table:table-cell>
          <table:table-cell table:style-name="ce1" office:value-type="string" calcext:value-type="string">
            <text:p>2020-07-02 00:18:1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 PCC 7942 = FACHB-805</text:p>
          </table:table-cell>
          <table:table-cell office:value-type="float" office:value="32046" calcext:value-type="float">
            <text:p>32046</text:p>
          </table:table-cell>
          <table:table-cell office:value-type="float" office:value="1117" calcext:value-type="float">
            <text:p>1117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ynechococcus elongatu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NextSeq 500</text:p>
          </table:table-cell>
          <table:table-cell office:value-type="string" calcext:value-type="string">
            <text:p>SRR12129544</text:p>
          </table:table-cell>
          <table:table-cell office:value-type="string" calcext:value-type="string">
            <text:p>SRP269594</text:p>
          </table:table-cell>
          <table:table-cell office:value-type="string" calcext:value-type="string">
            <text:p>PRJNA642094</text:p>
          </table:table-cell>
          <table:table-cell office:value-type="float" office:value="642094" calcext:value-type="float">
            <text:p>642094</text:p>
          </table:table-cell>
          <table:table-cell office:value-type="string" calcext:value-type="string">
            <text:p>SRS6934230</text:p>
          </table:table-cell>
          <table:table-cell office:value-type="string" calcext:value-type="string">
            <text:p>SAMN15376413</text:p>
          </table:table-cell>
          <table:table-cell office:value-type="string" calcext:value-type="string">
            <text:p>SRA1093644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RANSCRIPTOMIC</text:p>
          </table:table-cell>
          <table:table-cell/>
          <table:table-cell office:value-type="string" calcext:value-type="string">
            <text:p>NATIONAL RENEWABLE ENERGY LABORATO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9688" calcext:value-type="float">
            <text:p>11249688</text:p>
          </table:table-cell>
          <table:table-cell office:value-type="float" office:value="15376413" calcext:value-type="float">
            <text:p>15376413</text:p>
          </table:table-cell>
          <table:table-cell table:number-columns-repeated="3"/>
          <table:table-cell office:value-type="string" calcext:value-type="string">
            <text:p>PCC 7942</text:p>
          </table:table-cell>
          <table:table-cell/>
          <table:table-cell office:value-type="string" calcext:value-type="string">
            <text:p>microbe</text:p>
          </table:table-cell>
          <table:table-cell table:number-columns-repeated="2" office:value-type="string" calcext:value-type="string">
            <text:p>w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robe _wt _1</text:p>
          </table:table-cell>
          <table:table-cell table:number-columns-repeated="22"/>
        </table:table-row>
        <table:table-row table:style-name="ro1" table:number-rows-repeated="1048257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8T17:07:27.428834442</dc:date>
    <meta:editing-duration>PT10M53S</meta:editing-duration>
    <meta:editing-cycles>1</meta:editing-cycles>
    <meta:document-statistic meta:table-count="1" meta:cell-count="12671" meta:object-count="0"/>
    <meta:generator>LibreOffice/6.4.4.2$Linux_X86_64 LibreOffice_project/40$Build-2</meta:generator>
  </office:meta>
</office:document-meta>
</file>